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0.84pt"/>
    </style:style>
    <style:style style:name="co4" style:family="table-column">
      <style:table-column-properties fo:break-before="auto" style:column-width="57.91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78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5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e181e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A2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B13"/>
    </style:style>
    <style:style style:name="ce9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B15"/>
    </style:style>
    <style:style style:name="ce33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B21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style:rotation-align="none"/>
      <style:text-properties fo:color="#000000" fo:font-weight="normal" style:font-weight-asian="normal" style:font-weight-complex="normal"/>
      <style:map style:condition="cell-content()=&quot;out of limits&quot;" style:apply-style-name="ConditionalStyle_5f_1" style:base-cell-address="Sheet1.C6"/>
    </style:style>
    <style:style style:name="ce18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C10"/>
    </style:style>
    <style:style style:name="ce19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C12"/>
    </style:style>
    <style:style style:name="ce21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C13"/>
    </style:style>
    <style:style style:name="ce22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C14"/>
    </style:style>
    <style:style style:name="ce23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C15"/>
    </style:style>
    <style:style style:name="ce24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C17"/>
    </style:style>
    <style:style style:name="ce25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C20"/>
    </style:style>
    <style:style style:name="ce62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C21"/>
    </style:style>
    <style:style style:name="ce27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C26"/>
    </style:style>
    <style:style style:name="ce6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cell-content()=&quot;out of limits&quot;" style:apply-style-name="ConditionalStyle_5f_1" style:base-cell-address="Sheet1.D6"/>
    </style:style>
    <style:style style:name="ce29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D12"/>
    </style:style>
    <style:style style:name="ce30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D13"/>
    </style:style>
    <style:style style:name="ce32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D14"/>
    </style:style>
    <style:style style:name="ce36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D15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out of limits&quot;" style:apply-style-name="ConditionalStyle_5f_1" style:base-cell-address="Sheet1.D17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out of limits&quot;" style:apply-style-name="ConditionalStyle_5f_1" style:base-cell-address="Sheet1.D20"/>
    </style:style>
    <style:style style:name="ce71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D21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out of limits&quot;" style:apply-style-name="ConditionalStyle_5f_1" style:base-cell-address="Sheet1.D26"/>
    </style:style>
    <style:style style:name="ce73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E21"/>
    </style:style>
    <style:style style:name="ce74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F21"/>
    </style:style>
    <style:style style:name="ce76" style:family="table-cell" style:parent-style-name="Default">
      <style:table-cell-properties fo:background-color="transparent" style:rotation-align="none"/>
      <style:map style:condition="cell-content()=&quot;out of limits&quot;" style:apply-style-name="ConditionalStyle_5f_1" style:base-cell-address="Sheet1.G7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rotation-align="none"/>
    </style:style>
    <style:style style:name="ce37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2"/>
    </style:style>
    <style:style style:name="ce38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3"/>
    </style:style>
    <style:style style:name="ce39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4"/>
    </style:style>
    <style:style style:name="ce40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15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out of limits&quot;" style:apply-style-name="ConditionalStyle_5f_1" style:base-cell-address="Sheet1.G17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out of limits&quot;" style:apply-style-name="ConditionalStyle_5f_1" style:base-cell-address="Sheet1.G20"/>
    </style:style>
    <style:style style:name="ce89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G21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cell-content()=&quot;out of limits&quot;" style:apply-style-name="ConditionalStyle_5f_1" style:base-cell-address="Sheet1.G26"/>
    </style:style>
    <style:style style:name="ce85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H10"/>
    </style:style>
    <style:style style:name="ce165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H21"/>
    </style:style>
    <style:style style:name="ce166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I21"/>
    </style:style>
    <style:style style:name="ce44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J13"/>
    </style:style>
    <style:style style:name="ce168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J21"/>
    </style:style>
    <style:style style:name="ce8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cell-content()=&quot;out of limits&quot;" style:apply-style-name="ConditionalStyle_5f_1" style:base-cell-address="Sheet1.K15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cell-content()=&quot;out of limits&quot;" style:apply-style-name="ConditionalStyle_5f_1" style:base-cell-address="Sheet1.K17"/>
    </style:style>
    <style:style style:name="ce172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K21"/>
    </style:style>
    <style:style style:name="ce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27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28"/>
    </style:style>
    <style:style style:name="ce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35"/>
    </style:style>
    <style:style style:name="ce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36"/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37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38"/>
    </style:style>
    <style:style style:name="ce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39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40"/>
    </style:style>
    <style:style style:name="ce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41"/>
    </style:style>
    <style:style style:name="ce1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42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43"/>
    </style:style>
    <style:style style:name="ce10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44"/>
    </style:style>
    <style:style style:name="ce1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45"/>
    </style:style>
    <style:style style:name="ce1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46"/>
    </style:style>
    <style:style style:name="ce1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47"/>
    </style:style>
    <style:style style:name="ce1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48"/>
    </style:style>
    <style:style style:name="ce1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51"/>
    </style:style>
    <style:style style:name="ce10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52"/>
    </style:style>
    <style:style style:name="ce1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53"/>
    </style:style>
    <style:style style:name="ce1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54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K55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map style:condition="cell-content()=&quot;out of limits&quot;" style:apply-style-name="ConditionalStyle_5f_1" style:base-cell-address="Sheet1.L15"/>
    </style:style>
    <style:style style:name="ce196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L21"/>
    </style:style>
    <style:style style:name="ce1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27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28"/>
    </style:style>
    <style:style style:name="ce1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33"/>
    </style:style>
    <style:style style:name="ce1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35"/>
    </style:style>
    <style:style style:name="ce1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36"/>
    </style:style>
    <style:style style:name="ce1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37"/>
    </style:style>
    <style:style style:name="ce1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38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39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40"/>
    </style:style>
    <style:style style:name="ce1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41"/>
    </style:style>
    <style:style style:name="ce1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42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43"/>
    </style:style>
    <style:style style:name="ce1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44"/>
    </style:style>
    <style:style style:name="ce1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45"/>
    </style:style>
    <style:style style:name="ce1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46"/>
    </style:style>
    <style:style style:name="ce1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47"/>
    </style:style>
    <style:style style:name="ce1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48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51"/>
    </style:style>
    <style:style style:name="ce1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52"/>
    </style:style>
    <style:style style:name="ce1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53"/>
    </style:style>
    <style:style style:name="ce1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54"/>
    </style:style>
    <style:style style:name="ce1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L55"/>
    </style:style>
    <style:style style:name="ce13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M21"/>
    </style:style>
    <style:style style:name="ce1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28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35"/>
    </style:style>
    <style:style style:name="ce1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37"/>
    </style:style>
    <style:style style:name="ce1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38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39"/>
    </style:style>
    <style:style style:name="ce1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40"/>
    </style:style>
    <style:style style:name="ce1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41"/>
    </style:style>
    <style:style style:name="ce1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42"/>
    </style:style>
    <style:style style:name="ce1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43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45"/>
    </style:style>
    <style:style style:name="ce1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49"/>
    </style:style>
    <style:style style:name="ce1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51"/>
    </style:style>
    <style:style style:name="ce1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53"/>
    </style:style>
    <style:style style:name="ce1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M54"/>
    </style:style>
    <style:style style:name="ce235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N21"/>
    </style:style>
    <style:style style:name="ce1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28"/>
    </style:style>
    <style:style style:name="ce1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35"/>
    </style:style>
    <style:style style:name="ce1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37"/>
    </style:style>
    <style:style style:name="ce1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38"/>
    </style:style>
    <style:style style:name="ce1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39"/>
    </style:style>
    <style:style style:name="ce1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40"/>
    </style:style>
    <style:style style:name="ce1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41"/>
    </style:style>
    <style:style style:name="ce1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42"/>
    </style:style>
    <style:style style:name="ce1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43"/>
    </style:style>
    <style:style style:name="ce1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45"/>
    </style:style>
    <style:style style:name="ce1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49"/>
    </style:style>
    <style:style style:name="ce1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51"/>
    </style:style>
    <style:style style:name="ce1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53"/>
    </style:style>
    <style:style style:name="ce1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N54"/>
    </style:style>
    <style:style style:name="ce240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10"/>
    </style:style>
    <style:style style:name="ce241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17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19"/>
    </style:style>
    <style:style style:name="ce249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20"/>
    </style:style>
    <style:style style:name="ce274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21"/>
    </style:style>
    <style:style style:name="ce258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24"/>
    </style:style>
    <style:style style:name="ce2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25"/>
    </style:style>
    <style:style style:name="ce261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31"/>
    </style:style>
    <style:style style:name="ce264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41"/>
    </style:style>
    <style:style style:name="ce265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42"/>
    </style:style>
    <style:style style:name="ce266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51"/>
    </style:style>
    <style:style style:name="ce267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52"/>
    </style:style>
    <style:style style:name="ce268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53"/>
    </style:style>
    <style:style style:name="ce2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O54"/>
    </style:style>
    <style:style style:name="ce270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O55"/>
    </style:style>
    <style:style style:name="ce286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P21"/>
    </style:style>
    <style:style style:name="ce250" style:family="table-cell" style:parent-style-name="Default">
      <style:table-cell-properties fo:background-color="#00a65d"/>
    </style:style>
    <style:style style:name="ce259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P51"/>
    </style:style>
    <style:style style:name="ce2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ut of limits&quot;" style:apply-style-name="ConditionalStyle_5f_1" style:base-cell-address="Sheet1.P54"/>
    </style:style>
    <style:style style:name="ce272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P55"/>
    </style:style>
    <style:style style:name="ce291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Q21"/>
    </style:style>
    <style:style style:name="ce292" style:family="table-cell" style:parent-style-name="Default">
      <style:table-cell-properties style:rotation-align="none"/>
      <style:map style:condition="cell-content()=&quot;out of limits&quot;" style:apply-style-name="ConditionalStyle_5f_1" style:base-cell-address="Sheet1.R21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3" table:number-columns-repeated="2"/>
          <table:table-cell table:style-name="ce28" office:value-type="string" calcext:value-type="string" table:number-columns-spanned="2" table:number-rows-spanned="1">
            <text:p>MA (Symolic)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MA (Sparse)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MA reduced</text:p>
          </table:table-cell>
          <table:covered-table-cell table:style-name="ce28"/>
          <table:table-cell table:style-name="ce28" office:value-type="string" calcext:value-type="string" table:number-columns-spanned="2" table:number-rows-spanned="1">
            <text:p>CTMC</text:p>
          </table:table-cell>
          <table:covered-table-cell table:style-name="ce28"/>
          <table:table-cell table:style-name="ce28" office:value-type="string" calcext:value-type="string" table:number-columns-spanned="4" table:number-rows-spanned="1">
            <text:p>YAMS</text:p>
          </table:table-cell>
          <table:covered-table-cell table:number-columns-repeated="3" table:style-name="ce3"/>
          <table:table-cell table:style-name="ce28" office:value-type="string" calcext:value-type="string" table:number-columns-spanned="2" table:number-rows-spanned="1">
            <text:p>Storm</text:p>
          </table:table-cell>
          <table:covered-table-cell table:style-name="ce3"/>
          <table:table-cell table:number-columns-repeated="1006"/>
        </table:table-row>
        <table:table-row table:style-name="ro2">
          <table:table-cell table:style-name="ce3"/>
          <table:table-cell table:style-name="ce3" office:value-type="string" calcext:value-type="string">
            <text:p>Time bound</text:p>
          </table:table-cell>
          <table:table-cell table:style-name="ce3" office:value-type="string" calcext:value-type="string">
            <text:p>States</text:p>
          </table:table-cell>
          <table:table-cell table:style-name="ce3" office:value-type="string" calcext:value-type="string">
            <text:p>Transitions</text:p>
          </table:table-cell>
          <table:table-cell table:style-name="ce3" office:value-type="string" calcext:value-type="string">
            <text:p>States</text:p>
          </table:table-cell>
          <table:table-cell table:style-name="ce3" office:value-type="string" calcext:value-type="string">
            <text:p>Transitions</text:p>
          </table:table-cell>
          <table:table-cell table:style-name="ce3" office:value-type="string" calcext:value-type="string">
            <text:p>States</text:p>
          </table:table-cell>
          <table:table-cell table:style-name="ce3" office:value-type="string" calcext:value-type="string">
            <text:p>Transitions</text:p>
          </table:table-cell>
          <table:table-cell table:style-name="ce3" office:value-type="string" calcext:value-type="string">
            <text:p>States</text:p>
          </table:table-cell>
          <table:table-cell table:style-name="ce3" office:value-type="string" calcext:value-type="string">
            <text:p>Transitions</text:p>
          </table:table-cell>
          <table:table-cell table:style-name="ce3" office:value-type="string" calcext:value-type="string">
            <text:p>unreliability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Unavailability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unreliability</text:p>
          </table:table-cell>
          <table:table-cell table:style-name="ce3" office:value-type="string" calcext:value-type="string">
            <text:p>Unavailability</text:p>
          </table:table-cell>
          <table:table-cell office:value-type="string" calcext:value-type="string">
            <text:p>abs. Unreliability</text:p>
          </table:table-cell>
          <table:table-cell table:number-columns-repeated="2"/>
          <table:table-cell table:style-name="ce6"/>
          <table:table-cell table:number-columns-repeated="100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200" calcext:value-type="float">
            <text:p>3200</text:p>
          </table:table-cell>
          <table:table-cell office:value-type="float" office:value="5047" calcext:value-type="float">
            <text:p>5047</text:p>
          </table:table-cell>
          <table:table-cell office:value-type="float" office:value="987" calcext:value-type="float">
            <text:p>987</text:p>
          </table:table-cell>
          <table:table-cell office:value-type="float" office:value="1889" calcext:value-type="float">
            <text:p>1889</text:p>
          </table:table-cell>
          <table:table-cell office:value-type="float" office:value="313" calcext:value-type="float">
            <text:p>313</text:p>
          </table:table-cell>
          <table:table-cell office:value-type="float" office:value="1299" calcext:value-type="float">
            <text:p>1299</text:p>
          </table:table-cell>
          <table:table-cell office:value-type="float" office:value="172" calcext:value-type="float">
            <text:p>172</text:p>
          </table:table-cell>
          <table:table-cell office:value-type="float" office:value="984" calcext:value-type="float">
            <text:p>984</text:p>
          </table:table-cell>
          <table:table-cell table:style-name="ce1" office:value-type="float" office:value="0.787227" calcext:value-type="float">
            <text:p>0.787227</text:p>
          </table:table-cell>
          <table:table-cell table:style-name="ce1" office:value-type="float" office:value="0.001054207463" calcext:value-type="float">
            <text:p>0.001054207463</text:p>
          </table:table-cell>
          <table:table-cell table:style-name="ce1" office:value-type="float" office:value="0.515729" calcext:value-type="float">
            <text:p>0.515729</text:p>
          </table:table-cell>
          <table:table-cell table:style-name="Default" office:value-type="float" office:value="0.001287279476" calcext:value-type="float">
            <text:p>0.001287279476</text:p>
          </table:table-cell>
          <table:table-cell office:value-type="float" office:value="0.7872239742" calcext:value-type="float">
            <text:p>0.7872239742</text:p>
          </table:table-cell>
          <table:table-cell office:value-type="float" office:value="0.5159059836" calcext:value-type="float">
            <text:p>0.5159059836</text:p>
          </table:table-cell>
          <table:table-cell table:formula="of:=[.K3]-[.O3]" office:value-type="float" office:value="0.00000302580000000052" calcext:value-type="float">
            <text:p>3.02580000000052E-06</text:p>
          </table:table-cell>
          <table:table-cell table:formula="of:=[.M3]-[.P3]" office:value-type="float" office:value="-0.000176983600000069" calcext:value-type="float">
            <text:p>-0.0001769836</text:p>
          </table:table-cell>
          <table:table-cell/>
          <table:table-cell table:style-name="ce6"/>
          <table:table-cell table:number-columns-repeated="10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9K</text:p>
          </table:table-cell>
          <table:table-cell office:value-type="float" office:value="2505" calcext:value-type="float">
            <text:p>2505</text:p>
          </table:table-cell>
          <table:table-cell office:value-type="float" office:value="4023" calcext:value-type="float">
            <text:p>4023</text:p>
          </table:table-cell>
          <table:table-cell office:value-type="float" office:value="1316" calcext:value-type="float">
            <text:p>1316</text:p>
          </table:table-cell>
          <table:table-cell office:value-type="float" office:value="2347" calcext:value-type="float">
            <text:p>2347</text:p>
          </table:table-cell>
          <table:table-cell office:value-type="float" office:value="488" calcext:value-type="float">
            <text:p>488</text:p>
          </table:table-cell>
          <table:table-cell office:value-type="float" office:value="1567" calcext:value-type="float">
            <text:p>1567</text:p>
          </table:table-cell>
          <table:table-cell office:value-type="float" office:value="144" calcext:value-type="float">
            <text:p>144</text:p>
          </table:table-cell>
          <table:table-cell office:value-type="float" office:value="784" calcext:value-type="float">
            <text:p>784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008097897099" calcext:value-type="float">
            <text:p>0.008097897099</text:p>
          </table:table-cell>
          <table:table-cell table:style-name="ce1" office:value-type="float" office:value="0.0008" calcext:value-type="float">
            <text:p>0.0008</text:p>
          </table:table-cell>
          <table:table-cell table:style-name="Default" office:value-type="float" office:value="0.0007282643375" calcext:value-type="float">
            <text:p>0.0007282643375</text:p>
          </table:table-cell>
          <table:table-cell office:value-type="float" office:value="0.887944517" calcext:value-type="float">
            <text:p>0.887944517</text:p>
          </table:table-cell>
          <table:table-cell office:value-type="float" office:value="0.0008904187453" calcext:value-type="float">
            <text:p>0.0008904187453</text:p>
          </table:table-cell>
          <table:table-cell table:formula="of:=[.K4]-[.O4]" office:value-type="float" office:value="0.000855482999999935" calcext:value-type="float">
            <text:p>0.000855483</text:p>
          </table:table-cell>
          <table:table-cell table:formula="of:=[.M4]-[.P4]" office:value-type="float" office:value="-0.0000904187453" calcext:value-type="float">
            <text:p>-9.04187453E-05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030" calcext:value-type="float">
            <text:p>12030</text:p>
          </table:table-cell>
          <table:table-cell office:value-type="float" office:value="26016" calcext:value-type="float">
            <text:p>26016</text:p>
          </table:table-cell>
          <table:table-cell office:value-type="float" office:value="1265" calcext:value-type="float">
            <text:p>1265</text:p>
          </table:table-cell>
          <table:table-cell office:value-type="float" office:value="3106" calcext:value-type="float">
            <text:p>3106</text:p>
          </table:table-cell>
          <table:table-cell office:value-type="float" office:value="879" calcext:value-type="float">
            <text:p>879</text:p>
          </table:table-cell>
          <table:table-cell office:value-type="float" office:value="2801" calcext:value-type="float">
            <text:p>2801</text:p>
          </table:table-cell>
          <table:table-cell office:value-type="float" office:value="76" calcext:value-type="float">
            <text:p>76</text:p>
          </table:table-cell>
          <table:table-cell office:value-type="float" office:value="424" calcext:value-type="float">
            <text:p>424</text:p>
          </table:table-cell>
          <table:table-cell office:value-type="float" office:value="0.6341" calcext:value-type="float">
            <text:p>0.6341</text:p>
          </table:table-cell>
          <table:table-cell office:value-type="float" office:value="0.01240731815" calcext:value-type="float">
            <text:p>0.01240731815</text:p>
          </table:table-cell>
          <table:table-cell table:style-name="ce1" office:value-type="float" office:value="0.4083" calcext:value-type="float">
            <text:p>0.4083</text:p>
          </table:table-cell>
          <table:table-cell table:style-name="ce1" office:value-type="float" office:value="0.01266071731" calcext:value-type="float">
            <text:p>0.01266071731</text:p>
          </table:table-cell>
          <table:table-cell office:value-type="float" office:value="0.6243958657" calcext:value-type="float">
            <text:p>0.6243958657</text:p>
          </table:table-cell>
          <table:table-cell table:style-name="ce35" office:value-type="float" office:value="0.4044223185" calcext:value-type="float">
            <text:p>0.4044223185</text:p>
          </table:table-cell>
          <table:table-cell table:formula="of:=[.K5]-[.O5]" office:value-type="float" office:value="0.00970413429999995" calcext:value-type="float">
            <text:p>0.0097041343</text:p>
          </table:table-cell>
          <table:table-cell table:formula="of:=[.M5]-[.P5]" office:value-type="float" office:value="0.00387768150000001" calcext:value-type="float">
            <text:p>0.0038776815</text:p>
          </table:table-cell>
          <table:table-cell/>
          <table:table-cell table:style-name="ce6"/>
          <table:table-cell table:number-columns-repeated="100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52" office:value-type="float" office:value="1039746" calcext:value-type="float">
            <text:p>1039746</text:p>
          </table:table-cell>
          <table:table-cell table:style-name="ce64" office:value-type="float" office:value="2307588" calcext:value-type="float">
            <text:p>2307588</text:p>
          </table:table-cell>
          <table:table-cell table:style-name="ce35" office:value-type="float" office:value="34336" calcext:value-type="float">
            <text:p>34336</text:p>
          </table:table-cell>
          <table:table-cell table:style-name="ce35" office:value-type="float" office:value="99002" calcext:value-type="float">
            <text:p>99002</text:p>
          </table:table-cell>
          <table:table-cell table:style-name="ce35" office:value-type="float" office:value="20027" calcext:value-type="float">
            <text:p>20027</text:p>
          </table:table-cell>
          <table:table-cell table:style-name="ce35" office:value-type="float" office:value="86719" calcext:value-type="float">
            <text:p>86719</text:p>
          </table:table-cell>
          <table:table-cell table:style-name="ce35" office:value-type="float" office:value="3105" calcext:value-type="float">
            <text:p>3105</text:p>
          </table:table-cell>
          <table:table-cell table:style-name="ce2" office:value-type="float" office:value="26436" calcext:value-type="float">
            <text:p>26436</text:p>
          </table:table-cell>
          <table:table-cell table:style-name="ce2" office:value-type="float" office:value="0.9101" calcext:value-type="float">
            <text:p>0.9101</text:p>
          </table:table-cell>
          <table:table-cell table:style-name="ce2" office:value-type="float" office:value="0.007367874849" calcext:value-type="float">
            <text:p>0.007367874849</text:p>
          </table:table-cell>
          <table:table-cell table:style-name="ce135" office:value-type="float" office:value="0.6864" calcext:value-type="float">
            <text:p>0.6864</text:p>
          </table:table-cell>
          <table:table-cell table:style-name="ce135" office:value-type="float" office:value="0.01195073185" calcext:value-type="float">
            <text:p>0.01195073185</text:p>
          </table:table-cell>
          <table:table-cell table:style-name="ce2" office:value-type="float" office:value="0.9102095069" calcext:value-type="float">
            <text:p>0.9102095069</text:p>
          </table:table-cell>
          <table:table-cell office:value-type="float" office:value="0.6869229344" calcext:value-type="float">
            <text:p>0.6869229344</text:p>
          </table:table-cell>
          <table:table-cell table:style-name="ce2" table:formula="of:=[.K6]-[.O6]" office:value-type="float" office:value="-0.0001095069" calcext:value-type="float">
            <text:p>-0.0001095069</text:p>
          </table:table-cell>
          <table:table-cell table:style-name="ce2" table:formula="of:=[.M6]-[.P6]" office:value-type="float" office:value="-0.000522934400000064" calcext:value-type="float">
            <text:p>-0.0005229344</text:p>
          </table:table-cell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52" office:value-type="float" office:value="7384" calcext:value-type="float">
            <text:p>7384</text:p>
          </table:table-cell>
          <table:table-cell office:value-type="float" office:value="11836" calcext:value-type="float">
            <text:p>11836</text:p>
          </table:table-cell>
          <table:table-cell office:value-type="float" office:value="692" calcext:value-type="float">
            <text:p>692</text:p>
          </table:table-cell>
          <table:table-cell office:value-type="float" office:value="1192" calcext:value-type="float">
            <text:p>1192</text:p>
          </table:table-cell>
          <table:table-cell table:style-name="ce76" office:value-type="float" office:value="199" calcext:value-type="float">
            <text:p>199</text:p>
          </table:table-cell>
          <table:table-cell table:style-name="ce35" office:value-type="float" office:value="699" calcext:value-type="float">
            <text:p>69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486" calcext:value-type="float">
            <text:p>486</text:p>
          </table:table-cell>
          <table:table-cell table:style-name="ce87" office:value-type="float" office:value="0.8847" calcext:value-type="float">
            <text:p>0.8847</text:p>
          </table:table-cell>
          <table:table-cell table:style-name="ce87" office:value-type="float" office:value="0.008226791763" calcext:value-type="float">
            <text:p>0.008226791763</text:p>
          </table:table-cell>
          <table:table-cell table:style-name="ce87" office:value-type="float" office:value="0.5877" calcext:value-type="float">
            <text:p>0.5877</text:p>
          </table:table-cell>
          <table:table-cell table:style-name="ce87" office:value-type="float" office:value="0.01267950648" calcext:value-type="float">
            <text:p>0.01267950648</text:p>
          </table:table-cell>
          <table:table-cell table:style-name="ce35" office:value-type="float" office:value="0.886222644" calcext:value-type="float">
            <text:p>0.886222644</text:p>
          </table:table-cell>
          <table:table-cell office:value-type="float" office:value="0.5837229751" calcext:value-type="float">
            <text:p>0.5837229751</text:p>
          </table:table-cell>
          <table:table-cell table:style-name="ce35" table:formula="of:=[.K7]-[.O7]" office:value-type="float" office:value="-0.00152264400000002" calcext:value-type="float">
            <text:p>-0.001522644</text:p>
          </table:table-cell>
          <table:table-cell table:style-name="ce35" table:formula="of:=[.M7]-[.P7]" office:value-type="float" office:value="0.00397702489999996" calcext:value-type="float">
            <text:p>0.0039770249</text:p>
          </table:table-cell>
          <table:table-cell table:style-name="ce35"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K</text:p>
          </table:table-cell>
          <table:table-cell office:value-type="float" office:value="257" calcext:value-type="float">
            <text:p>257</text:p>
          </table:table-cell>
          <table:table-cell office:value-type="float" office:value="1025" calcext:value-type="float">
            <text:p>102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0.593333" calcext:value-type="float">
            <text:p>0.593333</text:p>
          </table:table-cell>
          <table:table-cell table:style-name="ce7" office:value-type="float" office:value="0.001265279743" calcext:value-type="float">
            <text:p>0.001265279743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01392951643" calcext:value-type="float">
            <text:p>0.0001392951643</text:p>
          </table:table-cell>
          <table:table-cell office:value-type="float" office:value="0.5934303403" calcext:value-type="float">
            <text:p>0.5934303403</text:p>
          </table:table-cell>
          <table:table-cell office:value-type="float" office:value="0.002994009985" calcext:value-type="float">
            <text:p>0.002994009985</text:p>
          </table:table-cell>
          <table:table-cell table:formula="of:=[.K8]-[.O8]" office:value-type="float" office:value="-0.0000973402999999706" calcext:value-type="float">
            <text:p>-9.73402999999706E-05</text:p>
          </table:table-cell>
          <table:table-cell table:formula="of:=[.M8]-[.P8]" office:value-type="float" office:value="-0.0000610099850000003" calcext:value-type="float">
            <text:p>-6.10099850000003E-05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268" calcext:value-type="float">
            <text:p>268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0.6265" calcext:value-type="float">
            <text:p>0.6265</text:p>
          </table:table-cell>
          <table:table-cell table:style-name="ce7" office:value-type="float" office:value="0.01246016169" calcext:value-type="float">
            <text:p>0.01246016169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01100565224" calcext:value-type="float">
            <text:p>0.01100565224</text:p>
          </table:table-cell>
          <table:table-cell office:value-type="float" office:value="0.6261669743" calcext:value-type="float">
            <text:p>0.6261669743</text:p>
          </table:table-cell>
          <table:table-cell office:value-type="float" office:value="0.2432468121" calcext:value-type="float">
            <text:p>0.2432468121</text:p>
          </table:table-cell>
          <table:table-cell table:formula="of:=[.K9]-[.O9]" office:value-type="float" office:value="0.000333025700000045" calcext:value-type="float">
            <text:p>0.0003330257</text:p>
          </table:table-cell>
          <table:table-cell table:formula="of:=[.M9]-[.P9]" office:value-type="float" office:value="-0.0029468121" calcext:value-type="float">
            <text:p>-0.002946812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31365" calcext:value-type="float">
            <text:p>31365</text:p>
          </table:table-cell>
          <table:table-cell office:value-type="float" office:value="51579" calcext:value-type="float">
            <text:p>51579</text:p>
          </table:table-cell>
          <table:table-cell office:value-type="float" office:value="2290" calcext:value-type="float">
            <text:p>2290</text:p>
          </table:table-cell>
          <table:table-cell office:value-type="float" office:value="5309" calcext:value-type="float">
            <text:p>5309</text:p>
          </table:table-cell>
          <table:table-cell table:style-name="ce20" office:value-type="float" office:value="815" calcext:value-type="float">
            <text:p>815</text:p>
          </table:table-cell>
          <table:table-cell table:style-name="ce85" office:value-type="float" office:value="3954" calcext:value-type="float">
            <text:p>3954</text:p>
          </table:table-cell>
          <table:table-cell office:value-type="float" office:value="400" calcext:value-type="float">
            <text:p>400</text:p>
          </table:table-cell>
          <table:table-cell office:value-type="float" office:value="2960" calcext:value-type="float">
            <text:p>2960</text:p>
          </table:table-cell>
          <table:table-cell table:style-name="ce7" office:value-type="float" office:value="0.99745" calcext:value-type="float">
            <text:p>0.99745</text:p>
          </table:table-cell>
          <table:table-cell table:style-name="ce7" office:value-type="float" office:value="0.0004108028944" calcext:value-type="float">
            <text:p>0.0004108028944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004471338095" calcext:value-type="float">
            <text:p>0.004471338095</text:p>
          </table:table-cell>
          <table:table-cell table:style-name="ce240" office:value-type="float" office:value="0.9972381842" calcext:value-type="float">
            <text:p>0.9972381842</text:p>
          </table:table-cell>
          <table:table-cell table:style-name="ce7" office:value-type="float" office:value="0.9651049395" calcext:value-type="float">
            <text:p>0.9651049395</text:p>
          </table:table-cell>
          <table:table-cell table:formula="of:=[.K10]-[.O10]" office:value-type="float" office:value="0.00021181580000007" calcext:value-type="float">
            <text:p>0.0002118158</text:p>
          </table:table-cell>
          <table:table-cell table:formula="of:=[.M10]-[.P10]" office:value-type="float" office:value="0.00379506050000011" calcext:value-type="float">
            <text:p>0.0037950605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39" calcext:value-type="float">
            <text:p>439</text:p>
          </table:table-cell>
          <table:table-cell office:value-type="float" office:value="710" calcext:value-type="float">
            <text:p>710</text:p>
          </table:table-cell>
          <table:table-cell office:value-type="float" office:value="246" calcext:value-type="float">
            <text:p>246</text:p>
          </table:table-cell>
          <table:table-cell office:value-type="float" office:value="419" calcext:value-type="float">
            <text:p>419</text:p>
          </table:table-cell>
          <table:table-cell office:value-type="float" office:value="136" calcext:value-type="float">
            <text:p>136</text:p>
          </table:table-cell>
          <table:table-cell office:value-type="float" office:value="309" calcext:value-type="float">
            <text:p>30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0.57018" calcext:value-type="float">
            <text:p>0.57018</text:p>
          </table:table-cell>
          <table:table-cell table:style-name="ce7" office:value-type="float" office:value="0.004032432785" calcext:value-type="float">
            <text:p>0.004032432785</text:p>
          </table:table-cell>
          <table:table-cell office:value-type="float" office:value="0.02621" calcext:value-type="float">
            <text:p>0.02621</text:p>
          </table:table-cell>
          <table:table-cell office:value-type="float" office:value="0.001301319696" calcext:value-type="float">
            <text:p>0.001301319696</text:p>
          </table:table-cell>
          <table:table-cell table:style-name="ce7" office:value-type="float" office:value="0.5691430907" calcext:value-type="float">
            <text:p>0.5691430907</text:p>
          </table:table-cell>
          <table:table-cell office:value-type="float" office:value="0.02651062235" calcext:value-type="float">
            <text:p>0.02651062235</text:p>
          </table:table-cell>
          <table:table-cell table:formula="of:=[.K11]-[.O11]" office:value-type="float" office:value="0.0010369093" calcext:value-type="float">
            <text:p>0.0010369093</text:p>
          </table:table-cell>
          <table:table-cell table:formula="of:=[.M11]-[.P11]" office:value-type="float" office:value="-0.000300622349999998" calcext:value-type="float">
            <text:p>-0.00030062235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float" office:value="877" calcext:value-type="float">
            <text:p>877</text:p>
          </table:table-cell>
          <table:table-cell table:style-name="ce29" office:value-type="float" office:value="1331" calcext:value-type="float">
            <text:p>1331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605" calcext:value-type="float">
            <text:p>605</text:p>
          </table:table-cell>
          <table:table-cell table:style-name="ce37" office:value-type="float" office:value="131" calcext:value-type="float">
            <text:p>131</text:p>
          </table:table-cell>
          <table:table-cell office:value-type="float" office:value="413" calcext:value-type="float">
            <text:p>413</text:p>
          </table:table-cell>
          <table:table-cell office:value-type="float" office:value="51" calcext:value-type="float">
            <text:p>51</text:p>
          </table:table-cell>
          <table:table-cell office:value-type="float" office:value="230" calcext:value-type="float">
            <text:p>230</text:p>
          </table:table-cell>
          <table:table-cell table:style-name="ce7" office:value-type="float" office:value="0.93424" calcext:value-type="float">
            <text:p>0.93424</text:p>
          </table:table-cell>
          <table:table-cell table:style-name="ce7" office:value-type="float" office:value="0.00201896118" calcext:value-type="float">
            <text:p>0.00201896118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003547097195" calcext:value-type="float">
            <text:p>0.003547097195</text:p>
          </table:table-cell>
          <table:table-cell office:value-type="float" office:value="0.9335080913" calcext:value-type="float">
            <text:p>0.9335080913</text:p>
          </table:table-cell>
          <table:table-cell office:value-type="float" office:value="0.7445942885" calcext:value-type="float">
            <text:p>0.7445942885</text:p>
          </table:table-cell>
          <table:table-cell table:formula="of:=[.K12]-[.O12]" office:value-type="float" office:value="0.000731908700000061" calcext:value-type="float">
            <text:p>0.0007319087</text:p>
          </table:table-cell>
          <table:table-cell table:formula="of:=[.M12]-[.P12]" office:value-type="float" office:value="0.00110571150000005" calcext:value-type="float">
            <text:p>0.0011057115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21" office:value-type="float" office:value="80" calcext:value-type="float">
            <text:p>80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64" calcext:value-type="float">
            <text:p>64</text:p>
          </table:table-cell>
          <table:table-cell table:style-name="ce38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style-name="ce7" office:value-type="float" office:value="0.637" calcext:value-type="float">
            <text:p>0.637</text:p>
          </table:table-cell>
          <table:table-cell table:style-name="ce7" office:value-type="float" office:value="0.01238627922" calcext:value-type="float">
            <text:p>0.01238627922</text:p>
          </table:table-cell>
          <table:table-cell office:value-type="float" office:value="0.2957" calcext:value-type="float">
            <text:p>0.2957</text:p>
          </table:table-cell>
          <table:table-cell office:value-type="float" office:value="0.01175499216" calcext:value-type="float">
            <text:p>0.01175499216</text:p>
          </table:table-cell>
          <table:table-cell office:value-type="float" office:value="0.6413460504" calcext:value-type="float">
            <text:p>0.6413460504</text:p>
          </table:table-cell>
          <table:table-cell office:value-type="float" office:value="0.2935538133" calcext:value-type="float">
            <text:p>0.2935538133</text:p>
          </table:table-cell>
          <table:table-cell table:formula="of:=[.K13]-[.O13]" office:value-type="float" office:value="-0.00434605040000002" calcext:value-type="float">
            <text:p>-0.0043460504</text:p>
          </table:table-cell>
          <table:table-cell table:formula="of:=[.M13]-[.P13]" office:value-type="float" office:value="0.0021461867" calcext:value-type="float">
            <text:p>0.0021461867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22" office:value-type="float" office:value="82" calcext:value-type="float">
            <text:p>82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97" calcext:value-type="float">
            <text:p>97</text:p>
          </table:table-cell>
          <table:table-cell table:style-name="ce39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0.8263" calcext:value-type="float">
            <text:p>0.8263</text:p>
          </table:table-cell>
          <table:table-cell table:style-name="ce7" office:value-type="float" office:value="0.009758579912" calcext:value-type="float">
            <text:p>0.009758579912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01268133783" calcext:value-type="float">
            <text:p>0.01268133783</text:p>
          </table:table-cell>
          <table:table-cell office:value-type="float" office:value="0.8225994674" calcext:value-type="float">
            <text:p>0.8225994674</text:p>
          </table:table-cell>
          <table:table-cell office:value-type="float" office:value="0.4150186481" calcext:value-type="float">
            <text:p>0.4150186481</text:p>
          </table:table-cell>
          <table:table-cell table:formula="of:=[.K14]-[.O14]" office:value-type="float" office:value="0.00370053260000003" calcext:value-type="float">
            <text:p>0.0037005326</text:p>
          </table:table-cell>
          <table:table-cell table:formula="of:=[.M14]-[.P14]" office:value-type="float" office:value="-0.00231864809999999" calcext:value-type="float">
            <text:p>-0.002318648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float" office:value="20" calcext:value-type="float">
            <text:p>20</text:p>
          </table:table-cell>
          <table:table-cell table:style-name="ce23" office:value-type="float" office:value="346" calcext:value-type="float">
            <text:p>346</text:p>
          </table:table-cell>
          <table:table-cell table:style-name="ce36" office:value-type="float" office:value="510" calcext:value-type="float">
            <text:p>510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400" calcext:value-type="float">
            <text:p>400</text:p>
          </table:table-cell>
          <table:table-cell table:style-name="ce40" office:value-type="float" office:value="128" calcext:value-type="float">
            <text:p>128</text:p>
          </table:table-cell>
          <table:table-cell office:value-type="float" office:value="327" calcext:value-type="float">
            <text:p>327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45" office:value-type="float" office:value="0.77987" calcext:value-type="float">
            <text:p>0.77987</text:p>
          </table:table-cell>
          <table:table-cell table:style-name="ce47" office:value-type="float" office:value="0.003374959466" calcext:value-type="float">
            <text:p>0.003374959466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01223457497" calcext:value-type="float">
            <text:p>0.01223457497</text:p>
          </table:table-cell>
          <table:table-cell office:value-type="float" office:value="0.7784983618" calcext:value-type="float">
            <text:p>0.7784983618</text:p>
          </table:table-cell>
          <table:table-cell office:value-type="float" office:value="0.3399206526" calcext:value-type="float">
            <text:p>0.3399206526</text:p>
          </table:table-cell>
          <table:table-cell table:formula="of:=[.K15]-[.O15]" office:value-type="float" office:value="0.00137163820000008" calcext:value-type="float">
            <text:p>0.0013716382</text:p>
          </table:table-cell>
          <table:table-cell table:formula="of:=[.M15]-[.P15]" office:value-type="float" office:value="0.00387934739999995" calcext:value-type="float">
            <text:p>0.0038793474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7" office:value-type="float" office:value="0.7314" calcext:value-type="float">
            <text:p>0.7314</text:p>
          </table:table-cell>
          <table:table-cell office:value-type="float" office:value="0.01141690322" calcext:value-type="float">
            <text:p>0.01141690322</text:p>
          </table:table-cell>
          <table:table-cell table:style-name="Default" office:value-type="float" office:value="0.3067" calcext:value-type="float">
            <text:p>0.3067</text:p>
          </table:table-cell>
          <table:table-cell table:style-name="Default" office:value-type="float" office:value="0.01187778132" calcext:value-type="float">
            <text:p>0.01187778132</text:p>
          </table:table-cell>
          <table:table-cell office:value-type="float" office:value="0.7247314177" calcext:value-type="float">
            <text:p>0.7247314177</text:p>
          </table:table-cell>
          <table:table-cell office:value-type="float" office:value="0.3022607362" calcext:value-type="float">
            <text:p>0.3022607362</text:p>
          </table:table-cell>
          <table:table-cell table:formula="of:=[.K16]-[.O16]" office:value-type="float" office:value="0.0066685823" calcext:value-type="float">
            <text:p>0.0066685823</text:p>
          </table:table-cell>
          <table:table-cell table:formula="of:=[.M16]-[.P16]" office:value-type="float" office:value="0.00443926380000004" calcext:value-type="float">
            <text:p>0.0044392638</text:p>
          </table:table-cell>
          <table:table-cell table:number-columns-repeated="100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24" office:value-type="float" office:value="8101" calcext:value-type="float">
            <text:p>8101</text:p>
          </table:table-cell>
          <table:table-cell table:style-name="ce48" office:value-type="float" office:value="12443" calcext:value-type="float">
            <text:p>12443</text:p>
          </table:table-cell>
          <table:table-cell table:style-name="ce48" office:value-type="float" office:value="1237" calcext:value-type="float">
            <text:p>1237</text:p>
          </table:table-cell>
          <table:table-cell table:style-name="ce48" office:value-type="float" office:value="2365" calcext:value-type="float">
            <text:p>2365</text:p>
          </table:table-cell>
          <table:table-cell table:style-name="ce41" office:value-type="float" office:value="416" calcext:value-type="float">
            <text:p>416</text:p>
          </table:table-cell>
          <table:table-cell office:value-type="float" office:value="1544" calcext:value-type="float">
            <text:p>1544</text:p>
          </table:table-cell>
          <table:table-cell office:value-type="float" office:value="144" calcext:value-type="float">
            <text:p>144</text:p>
          </table:table-cell>
          <table:table-cell office:value-type="float" office:value="992" calcext:value-type="float">
            <text:p>992</text:p>
          </table:table-cell>
          <table:table-cell table:style-name="ce46" office:value-type="float" office:value="0.6173" calcext:value-type="float">
            <text:p>0.6173</text:p>
          </table:table-cell>
          <table:table-cell office:value-type="float" office:value="0.01251973703" calcext:value-type="float">
            <text:p>0.01251973703</text:p>
          </table:table-cell>
          <table:table-cell table:style-name="Default" office:value-type="float" office:value="0.2297" calcext:value-type="float">
            <text:p>0.2297</text:p>
          </table:table-cell>
          <table:table-cell table:style-name="Default" office:value-type="float" office:value="0.01083498424" calcext:value-type="float">
            <text:p>0.01083498424</text:p>
          </table:table-cell>
          <table:table-cell table:style-name="ce241" office:value-type="float" office:value="0.6127559243" calcext:value-type="float">
            <text:p>0.6127559243</text:p>
          </table:table-cell>
          <table:table-cell office:value-type="float" office:value="0.2262431376" calcext:value-type="float">
            <text:p>0.2262431376</text:p>
          </table:table-cell>
          <table:table-cell table:formula="of:=[.K17]-[.O17]" office:value-type="float" office:value="0.00454407570000004" calcext:value-type="float">
            <text:p>0.0045440757</text:p>
          </table:table-cell>
          <table:table-cell table:formula="of:=[.M17]-[.P17]" office:value-type="float" office:value="0.00345686240000001" calcext:value-type="float">
            <text:p>0.0034568624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1998" calcext:value-type="float">
            <text:p>1998</text:p>
          </table:table-cell>
          <table:table-cell office:value-type="float" office:value="336" calcext:value-type="float">
            <text:p>336</text:p>
          </table:table-cell>
          <table:table-cell office:value-type="float" office:value="590" calcext:value-type="float">
            <text:p>590</text:p>
          </table:table-cell>
          <table:table-cell office:value-type="float" office:value="139" calcext:value-type="float">
            <text:p>139</text:p>
          </table:table-cell>
          <table:table-cell office:value-type="float" office:value="393" calcext:value-type="float">
            <text:p>393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01277488271" calcext:value-type="float">
            <text:p>0.01277488271</text:p>
          </table:table-cell>
          <table:table-cell table:style-name="Default" office:value-type="float" office:value="0.3663" calcext:value-type="float">
            <text:p>0.3663</text:p>
          </table:table-cell>
          <table:table-cell table:style-name="Default" office:value-type="float" office:value="0.01241018199" calcext:value-type="float">
            <text:p>0.01241018199</text:p>
          </table:table-cell>
          <table:table-cell office:value-type="float" office:value="0.5653475523" calcext:value-type="float">
            <text:p>0.5653475523</text:p>
          </table:table-cell>
          <table:table-cell office:value-type="float" office:value="0.3646161831" calcext:value-type="float">
            <text:p>0.3646161831</text:p>
          </table:table-cell>
          <table:table-cell table:formula="of:=[.K18]-[.O18]" office:value-type="float" office:value="-0.0018475523" calcext:value-type="float">
            <text:p>-0.0018475523</text:p>
          </table:table-cell>
          <table:table-cell table:formula="of:=[.M18]-[.P18]" office:value-type="float" office:value="0.00168381690000002" calcext:value-type="float">
            <text:p>0.0016838169</text:p>
          </table:table-cell>
          <table:table-cell table:number-columns-repeated="100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497724" calcext:value-type="float">
            <text:p>8497724</text:p>
          </table:table-cell>
          <table:table-cell office:value-type="float" office:value="14703644" calcext:value-type="float">
            <text:p>14703644</text:p>
          </table:table-cell>
          <table:table-cell office:value-type="float" office:value="1793667" calcext:value-type="float">
            <text:p>1793667</text:p>
          </table:table-cell>
          <table:table-cell office:value-type="float" office:value="4630531" calcext:value-type="float">
            <text:p>4630531</text:p>
          </table:table-cell>
          <table:table-cell office:value-type="float" office:value="511752" calcext:value-type="float">
            <text:p>511752</text:p>
          </table:table-cell>
          <table:table-cell office:value-type="float" office:value="3593876" calcext:value-type="float">
            <text:p>3593876</text:p>
          </table:table-cell>
          <table:table-cell office:value-type="float" office:value="207744" calcext:value-type="float">
            <text:p>207744</text:p>
          </table:table-cell>
          <table:table-cell office:value-type="float" office:value="2845056" calcext:value-type="float">
            <text:p>2845056</text:p>
          </table:table-cell>
          <table:table-cell office:value-type="float" office:value="0.856189" calcext:value-type="float">
            <text:p>0.856189</text:p>
          </table:table-cell>
          <table:table-cell office:value-type="float" office:value="0.0009038548907" calcext:value-type="float">
            <text:p>0.0009038548907</text:p>
          </table:table-cell>
          <table:table-cell table:style-name="Default" office:value-type="float" office:value="0.5978" calcext:value-type="float">
            <text:p>0.5978</text:p>
          </table:table-cell>
          <table:table-cell table:style-name="Default" office:value-type="float" office:value="0.01263039189" calcext:value-type="float">
            <text:p>0.01263039189</text:p>
          </table:table-cell>
          <table:table-cell table:style-name="ce247" office:value-type="float" office:value="0.8560758454" calcext:value-type="float">
            <text:p>0.8560758454</text:p>
          </table:table-cell>
          <table:table-cell office:value-type="float" office:value="0.5996039692" calcext:value-type="float">
            <text:p>0.5996039692</text:p>
          </table:table-cell>
          <table:table-cell table:formula="of:=[.K19]-[.O19]" office:value-type="float" office:value="0.000113154599999943" calcext:value-type="float">
            <text:p>0.0001131546</text:p>
          </table:table-cell>
          <table:table-cell table:formula="of:=[.M19]-[.P19]" office:value-type="float" office:value="-0.00180396920000003" calcext:value-type="float">
            <text:p>-0.0018039692</text:p>
          </table:table-cell>
          <table:table-cell table:number-columns-repeated="1004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91372" calcext:value-type="float">
            <text:p>91372</text:p>
          </table:table-cell>
          <table:table-cell table:style-name="ce53" office:value-type="float" office:value="339941" calcext:value-type="float">
            <text:p>339941</text:p>
          </table:table-cell>
          <table:table-cell table:style-name="ce53" office:value-type="float" office:value="14608" calcext:value-type="float">
            <text:p>14608</text:p>
          </table:table-cell>
          <table:table-cell table:style-name="ce53" office:value-type="float" office:value="58620" calcext:value-type="float">
            <text:p>58620</text:p>
          </table:table-cell>
          <table:table-cell table:style-name="ce42" office:value-type="float" office:value="12040" calcext:value-type="float">
            <text:p>12040</text:p>
          </table:table-cell>
          <table:table-cell office:value-type="float" office:value="56575" calcext:value-type="float">
            <text:p>56575</text:p>
          </table:table-cell>
          <table:table-cell office:value-type="float" office:value="360" calcext:value-type="float">
            <text:p>360</text:p>
          </table:table-cell>
          <table:table-cell office:value-type="float" office:value="2352" calcext:value-type="float">
            <text:p>2352</text:p>
          </table:table-cell>
          <table:table-cell office:value-type="float" office:value="0.38561" calcext:value-type="float">
            <text:p>0.38561</text:p>
          </table:table-cell>
          <table:table-cell office:value-type="float" office:value="0.003964733957" calcext:value-type="float">
            <text:p>0.003964733957</text:p>
          </table:table-cell>
          <table:table-cell table:style-name="Default" office:value-type="float" office:value="0.22783" calcext:value-type="float">
            <text:p>0.22783</text:p>
          </table:table-cell>
          <table:table-cell table:style-name="Default" office:value-type="float" office:value="0.003416486859" calcext:value-type="float">
            <text:p>0.003416486859</text:p>
          </table:table-cell>
          <table:table-cell table:style-name="ce249" office:value-type="float" office:value="0.3879491462" calcext:value-type="float">
            <text:p>0.3879491462</text:p>
          </table:table-cell>
          <table:table-cell office:value-type="float" office:value="0.2295001946" calcext:value-type="float">
            <text:p>0.2295001946</text:p>
          </table:table-cell>
          <table:table-cell table:formula="of:=[.K20]-[.O20]" office:value-type="float" office:value="-0.00233914620000003" calcext:value-type="float">
            <text:p>-0.0023391462</text:p>
          </table:table-cell>
          <table:table-cell table:formula="of:=[.M20]-[.P20]" office:value-type="float" office:value="-0.00167019459999998" calcext:value-type="float">
            <text:p>-0.0016701946</text:p>
          </table:table-cell>
          <table:table-cell table:number-columns-repeated="100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62" office:value-type="float" office:value="3145" calcext:value-type="float">
            <text:p>3145</text:p>
          </table:table-cell>
          <table:table-cell table:style-name="ce71" office:value-type="float" office:value="5027" calcext:value-type="float">
            <text:p>5027</text:p>
          </table:table-cell>
          <table:table-cell table:style-name="ce73" office:value-type="float" office:value="1106" calcext:value-type="float">
            <text:p>1106</text:p>
          </table:table-cell>
          <table:table-cell table:style-name="ce74" office:value-type="float" office:value="1906" calcext:value-type="float">
            <text:p>1906</text:p>
          </table:table-cell>
          <table:table-cell table:style-name="ce89" office:value-type="float" office:value="334" calcext:value-type="float">
            <text:p>334</text:p>
          </table:table-cell>
          <table:table-cell table:style-name="ce165" office:value-type="float" office:value="1134" calcext:value-type="float">
            <text:p>1134</text:p>
          </table:table-cell>
          <table:table-cell table:style-name="ce166" office:value-type="float" office:value="144" calcext:value-type="float">
            <text:p>144</text:p>
          </table:table-cell>
          <table:table-cell table:style-name="ce168" office:value-type="float" office:value="676" calcext:value-type="float">
            <text:p>676</text:p>
          </table:table-cell>
          <table:table-cell table:style-name="ce172" office:value-type="float" office:value="0.44453" calcext:value-type="float">
            <text:p>0.44453</text:p>
          </table:table-cell>
          <table:table-cell table:style-name="ce196" office:value-type="float" office:value="0.001279966724" calcext:value-type="float">
            <text:p>0.001279966724</text:p>
          </table:table-cell>
          <table:table-cell table:style-name="ce220" office:value-type="float" office:value="0.164376" calcext:value-type="float">
            <text:p>0.164376</text:p>
          </table:table-cell>
          <table:table-cell table:style-name="ce235" office:value-type="float" office:value="0.0009546463" calcext:value-type="float">
            <text:p>0.0009546463</text:p>
          </table:table-cell>
          <table:table-cell table:style-name="ce274" office:value-type="float" office:value="0.4443020699" calcext:value-type="float">
            <text:p>0.4443020699</text:p>
          </table:table-cell>
          <table:table-cell table:style-name="ce286" office:value-type="float" office:value="0.1641243538" calcext:value-type="float">
            <text:p>0.1641243538</text:p>
          </table:table-cell>
          <table:table-cell table:style-name="ce291" table:formula="of:=[.K21]-[.O21]" office:value-type="float" office:value="0.000227930099999996" calcext:value-type="float">
            <text:p>0.0002279301</text:p>
          </table:table-cell>
          <table:table-cell table:style-name="ce292" table:formula="of:=[.M21]-[.P21]" office:value-type="float" office:value="0.000251646199999983" calcext:value-type="float">
            <text:p>0.0002516462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825" calcext:value-type="float">
            <text:p>2825</text:p>
          </table:table-cell>
          <table:table-cell office:value-type="float" office:value="4603" calcext:value-type="float">
            <text:p>4603</text:p>
          </table:table-cell>
          <table:table-cell office:value-type="float" office:value="997" calcext:value-type="float">
            <text:p>997</text:p>
          </table:table-cell>
          <table:table-cell office:value-type="float" office:value="2116" calcext:value-type="float">
            <text:p>2116</text:p>
          </table:table-cell>
          <table:table-cell office:value-type="float" office:value="285" calcext:value-type="float">
            <text:p>285</text:p>
          </table:table-cell>
          <table:table-cell office:value-type="float" office:value="1404" calcext:value-type="float">
            <text:p>1404</text:p>
          </table:table-cell>
          <table:table-cell office:value-type="float" office:value="216" calcext:value-type="float">
            <text:p>216</text:p>
          </table:table-cell>
          <table:table-cell office:value-type="float" office:value="1266" calcext:value-type="float">
            <text:p>1266</text:p>
          </table:table-cell>
          <table:table-cell office:value-type="float" office:value="0.9693" calcext:value-type="float">
            <text:p>0.9693</text:p>
          </table:table-cell>
          <table:table-cell office:value-type="float" office:value="0.004443407374" calcext:value-type="float">
            <text:p>0.004443407374</text:p>
          </table:table-cell>
          <table:table-cell table:style-name="Default" office:value-type="float" office:value="0.8568" calcext:value-type="float">
            <text:p>0.8568</text:p>
          </table:table-cell>
          <table:table-cell table:style-name="Default" office:value-type="float" office:value="0.009022545382" calcext:value-type="float">
            <text:p>0.009022545382</text:p>
          </table:table-cell>
          <table:table-cell office:value-type="float" office:value="0.9707578147" calcext:value-type="float">
            <text:p>0.9707578147</text:p>
          </table:table-cell>
          <table:table-cell office:value-type="float" office:value="0.8604263905" calcext:value-type="float">
            <text:p>0.8604263905</text:p>
          </table:table-cell>
          <table:table-cell table:formula="of:=[.K22]-[.O22]" office:value-type="float" office:value="-0.00145781469999995" calcext:value-type="float">
            <text:p>-0.0014578147</text:p>
          </table:table-cell>
          <table:table-cell table:formula="of:=[.M22]-[.P22]" office:value-type="float" office:value="-0.00362639050000002" calcext:value-type="float">
            <text:p>-0.0036263905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office:value-type="float" office:value="485" calcext:value-type="float">
            <text:p>485</text:p>
          </table:table-cell>
          <table:table-cell office:value-type="float" office:value="237" calcext:value-type="float">
            <text:p>237</text:p>
          </table:table-cell>
          <table:table-cell office:value-type="float" office:value="375" calcext:value-type="float">
            <text:p>375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0.337" calcext:value-type="float">
            <text:p>0.337</text:p>
          </table:table-cell>
          <table:table-cell office:value-type="float" office:value="0.01217557701" calcext:value-type="float">
            <text:p>0.01217557701</text:p>
          </table:table-cell>
          <table:table-cell table:style-name="Default" office:value-type="float" office:value="0.0263" calcext:value-type="float">
            <text:p>0.0263</text:p>
          </table:table-cell>
          <table:table-cell table:style-name="ce1" office:value-type="float" office:value="0.004122002933" calcext:value-type="float">
            <text:p>0.004122002933</text:p>
          </table:table-cell>
          <table:table-cell office:value-type="float" office:value="0.3383631888" calcext:value-type="float">
            <text:p>0.3383631888</text:p>
          </table:table-cell>
          <table:table-cell office:value-type="float" office:value="0.02812508681" calcext:value-type="float">
            <text:p>0.02812508681</text:p>
          </table:table-cell>
          <table:table-cell table:formula="of:=[.K23]-[.O23]" office:value-type="float" office:value="-0.00136318879999997" calcext:value-type="float">
            <text:p>-0.0013631888</text:p>
          </table:table-cell>
          <table:table-cell table:formula="of:=[.M23]-[.P23]" office:value-type="float" office:value="-0.00182508681" calcext:value-type="float">
            <text:p>-0.0018250868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0873" calcext:value-type="float">
            <text:p>40873</text:p>
          </table:table-cell>
          <table:table-cell office:value-type="float" office:value="64133" calcext:value-type="float">
            <text:p>64133</text:p>
          </table:table-cell>
          <table:table-cell office:value-type="float" office:value="6353" calcext:value-type="float">
            <text:p>6353</text:p>
          </table:table-cell>
          <table:table-cell office:value-type="float" office:value="17071" calcext:value-type="float">
            <text:p>17071</text:p>
          </table:table-cell>
          <table:table-cell office:value-type="float" office:value="1838" calcext:value-type="float">
            <text:p>1838</text:p>
          </table:table-cell>
          <table:table-cell office:value-type="float" office:value="12556" calcext:value-type="float">
            <text:p>12556</text:p>
          </table:table-cell>
          <table:table-cell office:value-type="float" office:value="1496" calcext:value-type="float">
            <text:p>1496</text:p>
          </table:table-cell>
          <table:table-cell office:value-type="float" office:value="11872" calcext:value-type="float">
            <text:p>11872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01103680039" calcext:value-type="float">
            <text:p>0.01103680039</text:p>
          </table:table-cell>
          <table:table-cell table:style-name="Default" office:value-type="float" office:value="0.657" calcext:value-type="float">
            <text:p>0.657</text:p>
          </table:table-cell>
          <table:table-cell table:style-name="Default" office:value-type="float" office:value="0.01222777903" calcext:value-type="float">
            <text:p>0.01222777903</text:p>
          </table:table-cell>
          <table:table-cell table:style-name="ce258" office:value-type="float" office:value="0.7581289203" calcext:value-type="float">
            <text:p>0.7581289203</text:p>
          </table:table-cell>
          <table:table-cell office:value-type="float" office:value="0.6593800776" calcext:value-type="float">
            <text:p>0.6593800776</text:p>
          </table:table-cell>
          <table:table-cell table:formula="of:=[.K24]-[.O24]" office:value-type="float" office:value="-0.000428920299999969" calcext:value-type="float">
            <text:p>-0.0004289203</text:p>
          </table:table-cell>
          <table:table-cell table:formula="of:=[.M24]-[.P24]" office:value-type="float" office:value="-0.00238007760000003" calcext:value-type="float">
            <text:p>-0.0023800776</text:p>
          </table:table-cell>
          <table:table-cell table:number-columns-repeated="1004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9596" calcext:value-type="float">
            <text:p>179596</text:p>
          </table:table-cell>
          <table:table-cell office:value-type="float" office:value="281122" calcext:value-type="float">
            <text:p>281122</text:p>
          </table:table-cell>
          <table:table-cell office:value-type="float" office:value="16110" calcext:value-type="float">
            <text:p>16110</text:p>
          </table:table-cell>
          <table:table-cell office:value-type="float" office:value="40220" calcext:value-type="float">
            <text:p>40220</text:p>
          </table:table-cell>
          <table:table-cell office:value-type="float" office:value="5677" calcext:value-type="float">
            <text:p>5677</text:p>
          </table:table-cell>
          <table:table-cell office:value-type="float" office:value="29787" calcext:value-type="float">
            <text:p>29787</text:p>
          </table:table-cell>
          <table:table-cell office:value-type="float" office:value="2048" calcext:value-type="float">
            <text:p>2048</text:p>
          </table:table-cell>
          <table:table-cell office:value-type="float" office:value="22528" calcext:value-type="float">
            <text:p>22528</text:p>
          </table:table-cell>
          <table:table-cell office:value-type="float" office:value="0.869" calcext:value-type="float">
            <text:p>0.869</text:p>
          </table:table-cell>
          <table:table-cell office:value-type="float" office:value="0.02748295162" calcext:value-type="float">
            <text:p>0.02748295162</text:p>
          </table:table-cell>
          <table:table-cell table:style-name="Default" office:value-type="float" office:value="0.495" calcext:value-type="float">
            <text:p>0.495</text:p>
          </table:table-cell>
          <table:table-cell table:style-name="Default" office:value-type="float" office:value="0.04072547194" calcext:value-type="float">
            <text:p>0.04072547194</text:p>
          </table:table-cell>
          <table:table-cell table:style-name="ce260" office:value-type="float" office:value="0.8706748071" calcext:value-type="float">
            <text:p>0.8706748071</text:p>
          </table:table-cell>
          <table:table-cell office:value-type="float" office:value="0.5046316323" calcext:value-type="float">
            <text:p>0.5046316323</text:p>
          </table:table-cell>
          <table:table-cell table:formula="of:=[.K25]-[.O25]" office:value-type="float" office:value="-0.00167480710000001" calcext:value-type="float">
            <text:p>-0.0016748071</text:p>
          </table:table-cell>
          <table:table-cell table:formula="of:=[.M25]-[.P25]" office:value-type="float" office:value="-0.00963163229999997" calcext:value-type="float">
            <text:p>-0.0096316323</text:p>
          </table:table-cell>
          <table:table-cell table:number-columns-repeated="1004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7" office:value-type="float" office:value="308" calcext:value-type="float">
            <text:p>308</text:p>
          </table:table-cell>
          <table:table-cell table:style-name="ce59" office:value-type="float" office:value="536" calcext:value-type="float">
            <text:p>536</text:p>
          </table:table-cell>
          <table:table-cell table:style-name="ce59" office:value-type="float" office:value="188" calcext:value-type="float">
            <text:p>188</text:p>
          </table:table-cell>
          <table:table-cell table:style-name="ce59" office:value-type="float" office:value="333" calcext:value-type="float">
            <text:p>333</text:p>
          </table:table-cell>
          <table:table-cell table:style-name="ce43" office:value-type="float" office:value="97" calcext:value-type="float">
            <text:p>97</text:p>
          </table:table-cell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.215659" calcext:value-type="float">
            <text:p>0.215659</text:p>
          </table:table-cell>
          <table:table-cell office:value-type="float" office:value="0.001059385659" calcext:value-type="float">
            <text:p>0.001059385659</text:p>
          </table:table-cell>
          <table:table-cell table:style-name="Default" office:value-type="float" office:value="0.122295" calcext:value-type="float">
            <text:p>0.122295</text:p>
          </table:table-cell>
          <table:table-cell table:style-name="Default" office:value-type="float" office:value="0.0008439106627" calcext:value-type="float">
            <text:p>0.0008439106627</text:p>
          </table:table-cell>
          <table:table-cell office:value-type="float" office:value="0.216267727" calcext:value-type="float">
            <text:p>0.216267727</text:p>
          </table:table-cell>
          <table:table-cell office:value-type="float" office:value="0.1230282817" calcext:value-type="float">
            <text:p>0.1230282817</text:p>
          </table:table-cell>
          <table:table-cell table:formula="of:=[.K26]-[.O26]" office:value-type="float" office:value="-0.000608727000000031" calcext:value-type="float">
            <text:p>-0.000608727</text:p>
          </table:table-cell>
          <table:table-cell table:formula="of:=[.M26]-[.P26]" office:value-type="float" office:value="-0.000733281700000005" calcext:value-type="float">
            <text:p>-0.0007332817</text:p>
          </table:table-cell>
          <table:table-cell table:number-columns-repeated="1004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1K</text:p>
          </table:table-cell>
          <table:table-cell office:value-type="float" office:value="1015" calcext:value-type="float">
            <text:p>1015</text:p>
          </table:table-cell>
          <table:table-cell office:value-type="float" office:value="1617" calcext:value-type="float">
            <text:p>1617</text:p>
          </table:table-cell>
          <table:table-cell office:value-type="float" office:value="390" calcext:value-type="float">
            <text:p>390</text:p>
          </table:table-cell>
          <table:table-cell office:value-type="float" office:value="691" calcext:value-type="float">
            <text:p>691</text:p>
          </table:table-cell>
          <table:table-cell office:value-type="float" office:value="153" calcext:value-type="float">
            <text:p>153</text:p>
          </table:table-cell>
          <table:table-cell office:value-type="float" office:value="469" calcext:value-type="float">
            <text:p>469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table:style-name="ce90" office:value-type="float" office:value="0.9817" calcext:value-type="float">
            <text:p>0.9817</text:p>
          </table:table-cell>
          <table:table-cell table:style-name="ce113" office:value-type="float" office:value="0.003452492769" calcext:value-type="float">
            <text:p>0.003452492769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2861813947" calcext:value-type="float">
            <text:p>0.002861813947</text:p>
          </table:table-cell>
          <table:table-cell office:value-type="float" office:value="0.9840042724" calcext:value-type="float">
            <text:p>0.9840042724</text:p>
          </table:table-cell>
          <table:table-cell office:value-type="float" office:value="0.01216823381" calcext:value-type="float">
            <text:p>0.01216823381</text:p>
          </table:table-cell>
          <table:table-cell table:formula="of:=[.K27]-[.O27]" office:value-type="float" office:value="-0.00230427239999997" calcext:value-type="float">
            <text:p>-0.0023042724</text:p>
          </table:table-cell>
          <table:table-cell table:formula="of:=[.M27]-[.P27]" office:value-type="float" office:value="0.000331766190000001" calcext:value-type="float">
            <text:p>0.00033176619</text:p>
          </table:table-cell>
          <table:table-cell table:number-columns-repeated="1004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1998" calcext:value-type="float">
            <text:p>1998</text:p>
          </table:table-cell>
          <table:table-cell office:value-type="float" office:value="336" calcext:value-type="float">
            <text:p>336</text:p>
          </table:table-cell>
          <table:table-cell office:value-type="float" office:value="588" calcext:value-type="float">
            <text:p>588</text:p>
          </table:table-cell>
          <table:table-cell office:value-type="float" office:value="131" calcext:value-type="float">
            <text:p>131</text:p>
          </table:table-cell>
          <table:table-cell office:value-type="float" office:value="391" calcext:value-type="float">
            <text:p>391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style-name="ce91" office:value-type="float" office:value="0.5642" calcext:value-type="float">
            <text:p>0.5642</text:p>
          </table:table-cell>
          <table:table-cell table:style-name="ce114" office:value-type="float" office:value="0.01277256117" calcext:value-type="float">
            <text:p>0.01277256117</text:p>
          </table:table-cell>
          <table:table-cell table:style-name="ce136" office:value-type="float" office:value="0.3629" calcext:value-type="float">
            <text:p>0.3629</text:p>
          </table:table-cell>
          <table:table-cell table:style-name="ce150" office:value-type="float" office:value="0.01238554507" calcext:value-type="float">
            <text:p>0.01238554507</text:p>
          </table:table-cell>
          <table:table-cell office:value-type="float" office:value="0.5711337141" calcext:value-type="float">
            <text:p>0.5711337141</text:p>
          </table:table-cell>
          <table:table-cell office:value-type="float" office:value="0.3684972823" calcext:value-type="float">
            <text:p>0.3684972823</text:p>
          </table:table-cell>
          <table:table-cell table:formula="of:=[.K28]-[.O28]" office:value-type="float" office:value="-0.00693371409999999" calcext:value-type="float">
            <text:p>-0.0069337141</text:p>
          </table:table-cell>
          <table:table-cell table:formula="of:=[.M28]-[.P28]" office:value-type="float" office:value="-0.00559728230000001" calcext:value-type="float">
            <text:p>-0.0055972823</text:p>
          </table:table-cell>
          <table:table-cell table:number-columns-repeated="1004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929" calcext:value-type="float">
            <text:p>2929</text:p>
          </table:table-cell>
          <table:table-cell office:value-type="float" office:value="5320" calcext:value-type="float">
            <text:p>5320</text:p>
          </table:table-cell>
          <table:table-cell office:value-type="float" office:value="805" calcext:value-type="float">
            <text:p>805</text:p>
          </table:table-cell>
          <table:table-cell office:value-type="float" office:value="1572" calcext:value-type="float">
            <text:p>1572</text:p>
          </table:table-cell>
          <table:table-cell office:value-type="float" office:value="435" calcext:value-type="float">
            <text:p>435</text:p>
          </table:table-cell>
          <table:table-cell office:value-type="float" office:value="1239" calcext:value-type="float">
            <text:p>1239</text:p>
          </table:table-cell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table:style-name="ce92" office:value-type="float" office:value="0.61879" calcext:value-type="float">
            <text:p>0.61879</text:p>
          </table:table-cell>
          <table:table-cell table:style-name="ce92" office:value-type="float" office:value="0.003956139735" calcext:value-type="float">
            <text:p>0.003956139735</text:p>
          </table:table-cell>
          <table:table-cell table:style-name="ce92" office:value-type="float" office:value="0.37779" calcext:value-type="float">
            <text:p>0.37779</text:p>
          </table:table-cell>
          <table:table-cell table:style-name="ce92" office:value-type="float" office:value="0.003949222109" calcext:value-type="float">
            <text:p>0.003949222109</text:p>
          </table:table-cell>
          <table:table-cell office:value-type="float" office:value="0.6210706969" calcext:value-type="float">
            <text:p>0.6210706969</text:p>
          </table:table-cell>
          <table:table-cell office:value-type="float" office:value="0.3811961482" calcext:value-type="float">
            <text:p>0.3811961482</text:p>
          </table:table-cell>
          <table:table-cell table:formula="of:=[.K29]-[.O29]" office:value-type="float" office:value="-0.00228069689999999" calcext:value-type="float">
            <text:p>-0.0022806969</text:p>
          </table:table-cell>
          <table:table-cell table:formula="of:=[.M29]-[.P29]" office:value-type="float" office:value="-0.00340614820000001" calcext:value-type="float">
            <text:p>-0.0034061482</text:p>
          </table:table-cell>
          <table:table-cell table:number-columns-repeated="1004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44" calcext:value-type="float">
            <text:p>744</text:p>
          </table:table-cell>
          <table:table-cell office:value-type="float" office:value="1206" calcext:value-type="float">
            <text:p>1206</text:p>
          </table:table-cell>
          <table:table-cell office:value-type="float" office:value="490" calcext:value-type="float">
            <text:p>490</text:p>
          </table:table-cell>
          <table:table-cell office:value-type="float" office:value="914" calcext:value-type="float">
            <text:p>914</text:p>
          </table:table-cell>
          <table:table-cell office:value-type="float" office:value="206" calcext:value-type="float">
            <text:p>206</text:p>
          </table:table-cell>
          <table:table-cell office:value-type="float" office:value="671" calcext:value-type="float">
            <text:p>671</text:p>
          </table:table-cell>
          <table:table-cell office:value-type="float" office:value="56" calcext:value-type="float">
            <text:p>56</text:p>
          </table:table-cell>
          <table:table-cell office:value-type="float" office:value="282" calcext:value-type="float">
            <text:p>282</text:p>
          </table:table-cell>
          <table:table-cell table:style-name="ce92" office:value-type="float" office:value="0.92069" calcext:value-type="float">
            <text:p>0.92069</text:p>
          </table:table-cell>
          <table:table-cell table:style-name="ce92" office:value-type="float" office:value="0.002201093672" calcext:value-type="float">
            <text:p>0.002201093672</text:p>
          </table:table-cell>
          <table:table-cell table:style-name="ce92" office:value-type="float" office:value="0.66613" calcext:value-type="float">
            <text:p>0.66613</text:p>
          </table:table-cell>
          <table:table-cell table:style-name="ce92" office:value-type="float" office:value="0.003841369045" calcext:value-type="float">
            <text:p>0.003841369045</text:p>
          </table:table-cell>
          <table:table-cell office:value-type="float" office:value="0.9197179723" calcext:value-type="float">
            <text:p>0.9197179723</text:p>
          </table:table-cell>
          <table:table-cell office:value-type="float" office:value="0.6643020216" calcext:value-type="float">
            <text:p>0.6643020216</text:p>
          </table:table-cell>
          <table:table-cell table:formula="of:=[.K30]-[.O30]" office:value-type="float" office:value="0.000972027700000044" calcext:value-type="float">
            <text:p>0.0009720277</text:p>
          </table:table-cell>
          <table:table-cell table:formula="of:=[.M30]-[.P30]" office:value-type="float" office:value="0.00182797839999993" calcext:value-type="float">
            <text:p>0.0018279784</text:p>
          </table:table-cell>
          <table:table-cell table:number-columns-repeated="1004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030" calcext:value-type="float">
            <text:p>12030</text:p>
          </table:table-cell>
          <table:table-cell office:value-type="float" office:value="26016" calcext:value-type="float">
            <text:p>26016</text:p>
          </table:table-cell>
          <table:table-cell office:value-type="float" office:value="3109" calcext:value-type="float">
            <text:p>3109</text:p>
          </table:table-cell>
          <table:table-cell office:value-type="float" office:value="7749" calcext:value-type="float">
            <text:p>7749</text:p>
          </table:table-cell>
          <table:table-cell office:value-type="float" office:value="2121" calcext:value-type="float">
            <text:p>2121</text:p>
          </table:table-cell>
          <table:table-cell office:value-type="float" office:value="6985" calcext:value-type="float">
            <text:p>6985</text:p>
          </table:table-cell>
          <table:table-cell office:value-type="float" office:value="166" calcext:value-type="float">
            <text:p>166</text:p>
          </table:table-cell>
          <table:table-cell office:value-type="float" office:value="1092" calcext:value-type="float">
            <text:p>1092</text:p>
          </table:table-cell>
          <table:table-cell table:style-name="ce92" office:value-type="float" office:value="0.77728" calcext:value-type="float">
            <text:p>0.77728</text:p>
          </table:table-cell>
          <table:table-cell table:style-name="ce92" office:value-type="float" office:value="0.003389114119" calcext:value-type="float">
            <text:p>0.003389114119</text:p>
          </table:table-cell>
          <table:table-cell table:style-name="ce92" office:value-type="float" office:value="0.56247" calcext:value-type="float">
            <text:p>0.56247</text:p>
          </table:table-cell>
          <table:table-cell table:style-name="ce92" office:value-type="float" office:value="0.00404083798" calcext:value-type="float">
            <text:p>0.00404083798</text:p>
          </table:table-cell>
          <table:table-cell table:style-name="ce261" office:value-type="float" office:value="0.7761276257" calcext:value-type="float">
            <text:p>0.7761276257</text:p>
          </table:table-cell>
          <table:table-cell table:style-name="ce35" office:value-type="float" office:value="0.5619442517" calcext:value-type="float">
            <text:p>0.5619442517</text:p>
          </table:table-cell>
          <table:table-cell table:formula="of:=[.K31]-[.O31]" office:value-type="float" office:value="0.00115237430000004" calcext:value-type="float">
            <text:p>0.0011523743</text:p>
          </table:table-cell>
          <table:table-cell table:formula="of:=[.M31]-[.P31]" office:value-type="float" office:value="0.000525748299999962" calcext:value-type="float">
            <text:p>0.0005257483</text:p>
          </table:table-cell>
          <table:table-cell table:number-columns-repeated="1004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307" calcext:value-type="float">
            <text:p>307</text:p>
          </table:table-cell>
          <table:table-cell office:value-type="float" office:value="159" calcext:value-type="float">
            <text:p>159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style-name="ce92" office:value-type="float" office:value="0.5373" calcext:value-type="float">
            <text:p>0.5373</text:p>
          </table:table-cell>
          <table:table-cell table:style-name="ce92" office:value-type="float" office:value="0.00406140227" calcext:value-type="float">
            <text:p>0.00406140227</text:p>
          </table:table-cell>
          <table:table-cell table:style-name="ce92" office:value-type="float" office:value="0.33843" calcext:value-type="float">
            <text:p>0.33843</text:p>
          </table:table-cell>
          <table:table-cell table:style-name="ce92" office:value-type="float" office:value="0.003854252527" calcext:value-type="float">
            <text:p>0.003854252527</text:p>
          </table:table-cell>
          <table:table-cell office:value-type="float" office:value="0.538861595" calcext:value-type="float">
            <text:p>0.538861595</text:p>
          </table:table-cell>
          <table:table-cell office:value-type="float" office:value="0.3365238097" calcext:value-type="float">
            <text:p>0.3365238097</text:p>
          </table:table-cell>
          <table:table-cell table:formula="of:=[.K32]-[.O32]" office:value-type="float" office:value="-0.00156159500000008" calcext:value-type="float">
            <text:p>-0.001561595</text:p>
          </table:table-cell>
          <table:table-cell table:formula="of:=[.M32]-[.P32]" office:value-type="float" office:value="0.0019061903" calcext:value-type="float">
            <text:p>0.0019061903</text:p>
          </table:table-cell>
          <table:table-cell table:number-columns-repeated="100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7K</text:p>
          </table:table-cell>
          <table:table-cell office:value-type="float" office:value="1699" calcext:value-type="float">
            <text:p>1699</text:p>
          </table:table-cell>
          <table:table-cell office:value-type="float" office:value="2666" calcext:value-type="float">
            <text:p>2666</text:p>
          </table:table-cell>
          <table:table-cell office:value-type="float" office:value="574" calcext:value-type="float">
            <text:p>574</text:p>
          </table:table-cell>
          <table:table-cell office:value-type="float" office:value="1147" calcext:value-type="float">
            <text:p>1147</text:p>
          </table:table-cell>
          <table:table-cell office:value-type="float" office:value="192" calcext:value-type="float">
            <text:p>192</text:p>
          </table:table-cell>
          <table:table-cell office:value-type="float" office:value="809" calcext:value-type="float">
            <text:p>809</text:p>
          </table:table-cell>
          <table:table-cell office:value-type="float" office:value="120" calcext:value-type="float">
            <text:p>120</text:p>
          </table:table-cell>
          <table:table-cell office:value-type="float" office:value="656" calcext:value-type="float">
            <text:p>656</text:p>
          </table:table-cell>
          <table:table-cell table:style-name="ce92" office:value-type="float" office:value="0.75262" calcext:value-type="float">
            <text:p>0.75262</text:p>
          </table:table-cell>
          <table:table-cell table:style-name="ce115" office:value-type="float" office:value="0.003514697944" calcext:value-type="float">
            <text:p>0.003514697944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1" office:value-type="float" office:value="0.0003639134488" calcext:value-type="float">
            <text:p>0.0003639134488</text:p>
          </table:table-cell>
          <table:table-cell office:value-type="float" office:value="0.7535922187" calcext:value-type="float">
            <text:p>0.7535922187</text:p>
          </table:table-cell>
          <table:table-cell office:value-type="float" office:value="0.001997553118" calcext:value-type="float">
            <text:p>0.001997553118</text:p>
          </table:table-cell>
          <table:table-cell table:formula="of:=[.K33]-[.O33]" office:value-type="float" office:value="-0.000972218699999972" calcext:value-type="float">
            <text:p>-0.0009722187</text:p>
          </table:table-cell>
          <table:table-cell table:formula="of:=[.M33]-[.P33]" office:value-type="float" office:value="0.00000244688200000008" calcext:value-type="float">
            <text:p>2.44688200000008E-06</text:p>
          </table:table-cell>
          <table:table-cell table:number-columns-repeated="1004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92" office:value-type="float" office:value="0.41675" calcext:value-type="float">
            <text:p>0.41675</text:p>
          </table:table-cell>
          <table:table-cell table:style-name="ce92" office:value-type="float" office:value="0.004015901159" calcext:value-type="float">
            <text:p>0.004015901159</text:p>
          </table:table-cell>
          <table:table-cell table:style-name="ce92" office:value-type="float" office:value="0.23875" calcext:value-type="float">
            <text:p>0.23875</text:p>
          </table:table-cell>
          <table:table-cell table:style-name="ce92" office:value-type="float" office:value="0.003472587361" calcext:value-type="float">
            <text:p>0.003472587361</text:p>
          </table:table-cell>
          <table:table-cell office:value-type="float" office:value="0.4183465174" calcext:value-type="float">
            <text:p>0.4183465174</text:p>
          </table:table-cell>
          <table:table-cell office:value-type="float" office:value="0.2399630074" calcext:value-type="float">
            <text:p>0.2399630074</text:p>
          </table:table-cell>
          <table:table-cell table:formula="of:=[.K34]-[.O34]" office:value-type="float" office:value="-0.0015965174" calcext:value-type="float">
            <text:p>-0.0015965174</text:p>
          </table:table-cell>
          <table:table-cell table:formula="of:=[.M34]-[.P34]" office:value-type="float" office:value="-0.00121300739999999" calcext:value-type="float">
            <text:p>-0.0012130074</text:p>
          </table:table-cell>
          <table:table-cell table:number-columns-repeated="1004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style-name="ce93" office:value-type="float" office:value="0.18152" calcext:value-type="float">
            <text:p>0.18152</text:p>
          </table:table-cell>
          <table:table-cell table:style-name="ce116" office:value-type="float" office:value="0.003139670804" calcext:value-type="float">
            <text:p>0.003139670804</text:p>
          </table:table-cell>
          <table:table-cell table:style-name="ce137" office:value-type="float" office:value="0.04343" calcext:value-type="float">
            <text:p>0.04343</text:p>
          </table:table-cell>
          <table:table-cell table:style-name="ce151" office:value-type="float" office:value="0.001660240983" calcext:value-type="float">
            <text:p>0.001660240983</text:p>
          </table:table-cell>
          <table:table-cell office:value-type="float" office:value="0.1838225923" calcext:value-type="float">
            <text:p>0.1838225923</text:p>
          </table:table-cell>
          <table:table-cell office:value-type="float" office:value="0.04464659933" calcext:value-type="float">
            <text:p>0.04464659933</text:p>
          </table:table-cell>
          <table:table-cell table:formula="of:=[.K35]-[.O35]" office:value-type="float" office:value="-0.00230259229999999" calcext:value-type="float">
            <text:p>-0.0023025923</text:p>
          </table:table-cell>
          <table:table-cell table:formula="of:=[.M35]-[.P35]" office:value-type="float" office:value="-0.00121659932999999" calcext:value-type="float">
            <text:p>-0.00121659933</text:p>
          </table:table-cell>
          <table:table-cell table:number-columns-repeated="1004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94" office:value-type="float" office:value="0.7537" calcext:value-type="float">
            <text:p>0.7537</text:p>
          </table:table-cell>
          <table:table-cell table:style-name="ce117" office:value-type="float" office:value="0.003509532761" calcext:value-type="float">
            <text:p>0.003509532761</text:p>
          </table:table-cell>
          <table:table-cell office:value-type="float" office:value="0.07027" calcext:value-type="float">
            <text:p>0.07027</text:p>
          </table:table-cell>
          <table:table-cell office:value-type="float" office:value="0.002082002451" calcext:value-type="float">
            <text:p>0.002082002451</text:p>
          </table:table-cell>
          <table:table-cell office:value-type="float" office:value="0.7545101404" calcext:value-type="float">
            <text:p>0.7545101404</text:p>
          </table:table-cell>
          <table:table-cell office:value-type="float" office:value="0.06969488512" calcext:value-type="float">
            <text:p>0.06969488512</text:p>
          </table:table-cell>
          <table:table-cell table:formula="of:=[.K36]-[.O36]" office:value-type="float" office:value="-0.000810140399999937" calcext:value-type="float">
            <text:p>-0.0008101404</text:p>
          </table:table-cell>
          <table:table-cell table:formula="of:=[.M36]-[.P36]" office:value-type="float" office:value="0.000575114880000005" calcext:value-type="float">
            <text:p>0.00057511488</text:p>
          </table:table-cell>
          <table:table-cell table:number-columns-repeated="1004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95" office:value-type="float" office:value="0.85693" calcext:value-type="float">
            <text:p>0.85693</text:p>
          </table:table-cell>
          <table:table-cell table:style-name="ce118" office:value-type="float" office:value="0.002852100334" calcext:value-type="float">
            <text:p>0.002852100334</text:p>
          </table:table-cell>
          <table:table-cell table:style-name="ce138" office:value-type="float" office:value="0.08602" calcext:value-type="float">
            <text:p>0.08602</text:p>
          </table:table-cell>
          <table:table-cell table:style-name="ce152" office:value-type="float" office:value="0.002283946374" calcext:value-type="float">
            <text:p>0.002283946374</text:p>
          </table:table-cell>
          <table:table-cell office:value-type="float" office:value="0.8551955627" calcext:value-type="float">
            <text:p>0.8551955627</text:p>
          </table:table-cell>
          <table:table-cell office:value-type="float" office:value="0.08571407073" calcext:value-type="float">
            <text:p>0.08571407073</text:p>
          </table:table-cell>
          <table:table-cell table:formula="of:=[.K37]-[.O37]" office:value-type="float" office:value="0.0017344373" calcext:value-type="float">
            <text:p>0.0017344373</text:p>
          </table:table-cell>
          <table:table-cell table:formula="of:=[.M37]-[.P37]" office:value-type="float" office:value="0.000305929270000019" calcext:value-type="float">
            <text:p>0.00030592927</text:p>
          </table:table-cell>
          <table:table-cell table:number-columns-repeated="1004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421" calcext:value-type="float">
            <text:p>2421</text:p>
          </table:table-cell>
          <table:table-cell office:value-type="float" office:value="3619" calcext:value-type="float">
            <text:p>3619</text:p>
          </table:table-cell>
          <table:table-cell office:value-type="float" office:value="339" calcext:value-type="float">
            <text:p>339</text:p>
          </table:table-cell>
          <table:table-cell office:value-type="float" office:value="533" calcext:value-type="float">
            <text:p>533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table:style-name="ce96" office:value-type="float" office:value="0.56728" calcext:value-type="float">
            <text:p>0.56728</text:p>
          </table:table-cell>
          <table:table-cell table:style-name="ce119" office:value-type="float" office:value="0.004035710992" calcext:value-type="float">
            <text:p>0.004035710992</text:p>
          </table:table-cell>
          <table:table-cell table:style-name="ce139" office:value-type="float" office:value="0.33166" calcext:value-type="float">
            <text:p>0.33166</text:p>
          </table:table-cell>
          <table:table-cell table:style-name="ce153" office:value-type="float" office:value="0.003834980082" calcext:value-type="float">
            <text:p>0.003834980082</text:p>
          </table:table-cell>
          <table:table-cell office:value-type="float" office:value="0.5681300968" calcext:value-type="float">
            <text:p>0.5681300968</text:p>
          </table:table-cell>
          <table:table-cell office:value-type="float" office:value="0.3334710087" calcext:value-type="float">
            <text:p>0.3334710087</text:p>
          </table:table-cell>
          <table:table-cell table:formula="of:=[.K38]-[.O38]" office:value-type="float" office:value="-0.000850096800000033" calcext:value-type="float">
            <text:p>-0.0008500968</text:p>
          </table:table-cell>
          <table:table-cell table:formula="of:=[.M38]-[.P38]" office:value-type="float" office:value="-0.00181100870000001" calcext:value-type="float">
            <text:p>-0.0018110087</text:p>
          </table:table-cell>
          <table:table-cell table:number-columns-repeated="1004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310" calcext:value-type="float">
            <text:p>2310</text:p>
          </table:table-cell>
          <table:table-cell office:value-type="float" office:value="3625" calcext:value-type="float">
            <text:p>3625</text:p>
          </table:table-cell>
          <table:table-cell office:value-type="float" office:value="128" calcext:value-type="float">
            <text:p>128</text:p>
          </table:table-cell>
          <table:table-cell office:value-type="float" office:value="212" calcext:value-type="float">
            <text:p>212</text:p>
          </table:table-cell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style-name="ce97" office:value-type="float" office:value="0.2917" calcext:value-type="float">
            <text:p>0.2917</text:p>
          </table:table-cell>
          <table:table-cell table:style-name="ce120" office:value-type="float" office:value="0.003702496637" calcext:value-type="float">
            <text:p>0.003702496637</text:p>
          </table:table-cell>
          <table:table-cell table:style-name="ce140" office:value-type="float" office:value="0.19597" calcext:value-type="float">
            <text:p>0.19597</text:p>
          </table:table-cell>
          <table:table-cell table:style-name="ce154" office:value-type="float" office:value="0.003233320534" calcext:value-type="float">
            <text:p>0.003233320534</text:p>
          </table:table-cell>
          <table:table-cell office:value-type="float" office:value="0.293015961" calcext:value-type="float">
            <text:p>0.293015961</text:p>
          </table:table-cell>
          <table:table-cell office:value-type="float" office:value="0.1969126671" calcext:value-type="float">
            <text:p>0.1969126671</text:p>
          </table:table-cell>
          <table:table-cell table:formula="of:=[.K39]-[.O39]" office:value-type="float" office:value="-0.00131596099999998" calcext:value-type="float">
            <text:p>-0.001315961</text:p>
          </table:table-cell>
          <table:table-cell table:formula="of:=[.M39]-[.P39]" office:value-type="float" office:value="-0.000942667099999989" calcext:value-type="float">
            <text:p>-0.0009426671</text:p>
          </table:table-cell>
          <table:table-cell table:number-columns-repeated="1004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740" calcext:value-type="float">
            <text:p>740</text:p>
          </table:table-cell>
          <table:table-cell office:value-type="float" office:value="1048" calcext:value-type="float">
            <text:p>1048</text:p>
          </table:table-cell>
          <table:table-cell office:value-type="float" office:value="171" calcext:value-type="float">
            <text:p>171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table:style-name="ce98" office:value-type="float" office:value="0.85709" calcext:value-type="float">
            <text:p>0.85709</text:p>
          </table:table-cell>
          <table:table-cell table:style-name="ce121" office:value-type="float" office:value="0.002850771188" calcext:value-type="float">
            <text:p>0.002850771188</text:p>
          </table:table-cell>
          <table:table-cell table:style-name="ce141" office:value-type="float" office:value="0.08734" calcext:value-type="float">
            <text:p>0.08734</text:p>
          </table:table-cell>
          <table:table-cell table:style-name="ce155" office:value-type="float" office:value="0.002299741061" calcext:value-type="float">
            <text:p>0.002299741061</text:p>
          </table:table-cell>
          <table:table-cell office:value-type="float" office:value="0.8565318841" calcext:value-type="float">
            <text:p>0.8565318841</text:p>
          </table:table-cell>
          <table:table-cell office:value-type="float" office:value="0.08842676442" calcext:value-type="float">
            <text:p>0.08842676442</text:p>
          </table:table-cell>
          <table:table-cell table:formula="of:=[.K40]-[.O40]" office:value-type="float" office:value="0.000558115899999989" calcext:value-type="float">
            <text:p>0.0005581159</text:p>
          </table:table-cell>
          <table:table-cell table:formula="of:=[.M40]-[.P40]" office:value-type="float" office:value="-0.00108676442" calcext:value-type="float">
            <text:p>-0.00108676442</text:p>
          </table:table-cell>
          <table:table-cell table:number-columns-repeated="1004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591130" calcext:value-type="float">
            <text:p>3591130</text:p>
          </table:table-cell>
          <table:table-cell office:value-type="float" office:value="6260426" calcext:value-type="float">
            <text:p>6260426</text:p>
          </table:table-cell>
          <table:table-cell office:value-type="float" office:value="144483" calcext:value-type="float">
            <text:p>144483</text:p>
          </table:table-cell>
          <table:table-cell office:value-type="float" office:value="336048" calcext:value-type="float">
            <text:p>336048</text:p>
          </table:table-cell>
          <table:table-cell office:value-type="float" office:value="50436" calcext:value-type="float">
            <text:p>50436</text:p>
          </table:table-cell>
          <table:table-cell office:value-type="float" office:value="242001" calcext:value-type="float">
            <text:p>242001</text:p>
          </table:table-cell>
          <table:table-cell office:value-type="float" office:value="12288" calcext:value-type="float">
            <text:p>12288</text:p>
          </table:table-cell>
          <table:table-cell office:value-type="float" office:value="157120" calcext:value-type="float">
            <text:p>157120</text:p>
          </table:table-cell>
          <table:table-cell table:style-name="ce99" office:value-type="float" office:value="0.77121" calcext:value-type="float">
            <text:p>0.77121</text:p>
          </table:table-cell>
          <table:table-cell table:style-name="ce122" office:value-type="float" office:value="0.003421548359" calcext:value-type="float">
            <text:p>0.003421548359</text:p>
          </table:table-cell>
          <table:table-cell table:style-name="ce142" office:value-type="float" office:value="0.56203" calcext:value-type="float">
            <text:p>0.56203</text:p>
          </table:table-cell>
          <table:table-cell table:style-name="ce156" office:value-type="float" office:value="0.004041287689" calcext:value-type="float">
            <text:p>0.004041287689</text:p>
          </table:table-cell>
          <table:table-cell table:style-name="ce264" office:value-type="float" office:value="0.7704477206" calcext:value-type="float">
            <text:p>0.7704477206</text:p>
          </table:table-cell>
          <table:table-cell office:value-type="float" office:value="0.5616934327" calcext:value-type="float">
            <text:p>0.5616934327</text:p>
          </table:table-cell>
          <table:table-cell table:formula="of:=[.K41]-[.O41]" office:value-type="float" office:value="0.000762279400000065" calcext:value-type="float">
            <text:p>0.0007622794</text:p>
          </table:table-cell>
          <table:table-cell table:formula="of:=[.M41]-[.P41]" office:value-type="float" office:value="0.000336567299999979" calcext:value-type="float">
            <text:p>0.0003365673</text:p>
          </table:table-cell>
          <table:table-cell table:number-columns-repeated="1004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table:style-name="ce100" office:value-type="float" office:value="0.98844" calcext:value-type="float">
            <text:p>0.98844</text:p>
          </table:table-cell>
          <table:table-cell table:style-name="ce123" office:value-type="float" office:value="0.0008707067481" calcext:value-type="float">
            <text:p>0.0008707067481</text:p>
          </table:table-cell>
          <table:table-cell table:style-name="ce143" office:value-type="float" office:value="0.49397" calcext:value-type="float">
            <text:p>0.49397</text:p>
          </table:table-cell>
          <table:table-cell table:style-name="ce157" office:value-type="float" office:value="0.004072454648" calcext:value-type="float">
            <text:p>0.004072454648</text:p>
          </table:table-cell>
          <table:table-cell table:style-name="ce265" office:value-type="float" office:value="0.9886303125" calcext:value-type="float">
            <text:p>0.9886303125</text:p>
          </table:table-cell>
          <table:table-cell table:style-name="ce250"/>
          <table:table-cell table:formula="of:=[.K42]-[.O42]" office:value-type="float" office:value="-0.000190312499999901" calcext:value-type="float">
            <text:p>-0.0001903125</text:p>
          </table:table-cell>
          <table:table-cell table:formula="of:=[.M42]-[.P42]" office:value-type="float" office:value="0.49397" calcext:value-type="float">
            <text:p>0.49397</text:p>
          </table:table-cell>
          <table:table-cell table:number-columns-repeated="1004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84" calcext:value-type="float">
            <text:p>584</text:p>
          </table:table-cell>
          <table:table-cell office:value-type="float" office:value="973" calcext:value-type="float">
            <text:p>973</text:p>
          </table:table-cell>
          <table:table-cell office:value-type="float" office:value="271" calcext:value-type="float">
            <text:p>271</text:p>
          </table:table-cell>
          <table:table-cell office:value-type="float" office:value="473" calcext:value-type="float">
            <text:p>473</text:p>
          </table:table-cell>
          <table:table-cell office:value-type="float" office:value="153" calcext:value-type="float">
            <text:p>153</text:p>
          </table:table-cell>
          <table:table-cell office:value-type="float" office:value="355" calcext:value-type="float">
            <text:p>35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01" office:value-type="float" office:value="0.35676" calcext:value-type="float">
            <text:p>0.35676</text:p>
          </table:table-cell>
          <table:table-cell table:style-name="ce124" office:value-type="float" office:value="0.003902046464" calcext:value-type="float">
            <text:p>0.003902046464</text:p>
          </table:table-cell>
          <table:table-cell table:style-name="ce144" office:value-type="float" office:value="0.1095" calcext:value-type="float">
            <text:p>0.1095</text:p>
          </table:table-cell>
          <table:table-cell table:style-name="ce158" office:value-type="float" office:value="0.002543559251" calcext:value-type="float">
            <text:p>0.002543559251</text:p>
          </table:table-cell>
          <table:table-cell office:value-type="float" office:value="0.3561598885" calcext:value-type="float">
            <text:p>0.3561598885</text:p>
          </table:table-cell>
          <table:table-cell office:value-type="float" office:value="0.1099103089" calcext:value-type="float">
            <text:p>0.1099103089</text:p>
          </table:table-cell>
          <table:table-cell table:formula="of:=[.K43]-[.O43]" office:value-type="float" office:value="0.0006001115" calcext:value-type="float">
            <text:p>0.0006001115</text:p>
          </table:table-cell>
          <table:table-cell table:formula="of:=[.M43]-[.P43]" office:value-type="float" office:value="-0.000410308900000003" calcext:value-type="float">
            <text:p>-0.0004103089</text:p>
          </table:table-cell>
          <table:table-cell table:number-columns-repeated="1004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02" office:value-type="float" office:value="0.34652" calcext:value-type="float">
            <text:p>0.34652</text:p>
          </table:table-cell>
          <table:table-cell table:style-name="ce125" office:value-type="float" office:value="0.003876128269" calcext:value-type="float">
            <text:p>0.003876128269</text:p>
          </table:table-cell>
          <table:table-cell office:value-type="float" office:value="0.20992" calcext:value-type="float">
            <text:p>0.20992</text:p>
          </table:table-cell>
          <table:table-cell office:value-type="float" office:value="0.003317265868" calcext:value-type="float">
            <text:p>0.003317265868</text:p>
          </table:table-cell>
          <table:table-cell office:value-type="float" office:value="0.3465103768" calcext:value-type="float">
            <text:p>0.3465103768</text:p>
          </table:table-cell>
          <table:table-cell office:value-type="float" office:value="0.21055666" calcext:value-type="float">
            <text:p>0.21055666</text:p>
          </table:table-cell>
          <table:table-cell table:formula="of:=[.K44]-[.O44]" office:value-type="float" office:value="0.0000096232000000307" calcext:value-type="float">
            <text:p>9.6232000000307E-06</text:p>
          </table:table-cell>
          <table:table-cell table:formula="of:=[.M44]-[.P44]" office:value-type="float" office:value="-0.000636659999999983" calcext:value-type="float">
            <text:p>-0.00063666</text:p>
          </table:table-cell>
          <table:table-cell table:number-columns-repeated="1004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office:value-type="float" office:value="315" calcext:value-type="float">
            <text:p>315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style-name="ce103" office:value-type="float" office:value="0.63233" calcext:value-type="float">
            <text:p>0.63233</text:p>
          </table:table-cell>
          <table:table-cell table:style-name="ce126" office:value-type="float" office:value="0.003927523825" calcext:value-type="float">
            <text:p>0.003927523825</text:p>
          </table:table-cell>
          <table:table-cell table:style-name="ce145" office:value-type="float" office:value="0.37911" calcext:value-type="float">
            <text:p>0.37911</text:p>
          </table:table-cell>
          <table:table-cell table:style-name="ce159" office:value-type="float" office:value="0.003951916774" calcext:value-type="float">
            <text:p>0.003951916774</text:p>
          </table:table-cell>
          <table:table-cell office:value-type="float" office:value="0.6321205588" calcext:value-type="float">
            <text:p>0.6321205588</text:p>
          </table:table-cell>
          <table:table-cell office:value-type="float" office:value="0.3792335774" calcext:value-type="float">
            <text:p>0.3792335774</text:p>
          </table:table-cell>
          <table:table-cell table:formula="of:=[.K45]-[.O45]" office:value-type="float" office:value="0.000209441199999993" calcext:value-type="float">
            <text:p>0.0002094412</text:p>
          </table:table-cell>
          <table:table-cell table:formula="of:=[.M45]-[.P45]" office:value-type="float" office:value="-0.000123577399999963" calcext:value-type="float">
            <text:p>-0.0001235774</text:p>
          </table:table-cell>
          <table:table-cell table:number-columns-repeated="1004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703" calcext:value-type="float">
            <text:p>1703</text:p>
          </table:table-cell>
          <table:table-cell office:value-type="float" office:value="2576" calcext:value-type="float">
            <text:p>2576</text:p>
          </table:table-cell>
          <table:table-cell office:value-type="float" office:value="270" calcext:value-type="float">
            <text:p>270</text:p>
          </table:table-cell>
          <table:table-cell office:value-type="float" office:value="460" calcext:value-type="float">
            <text:p>460</text:p>
          </table:table-cell>
          <table:table-cell office:value-type="float" office:value="58" calcext:value-type="float">
            <text:p>58</text:p>
          </table:table-cell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table:style-name="ce104" office:value-type="float" office:value="0.39684" calcext:value-type="float">
            <text:p>0.39684</text:p>
          </table:table-cell>
          <table:table-cell table:style-name="ce127" office:value-type="float" office:value="0.00398512386" calcext:value-type="float">
            <text:p>0.00398512386</text:p>
          </table:table-cell>
          <table:table-cell office:value-type="float" office:value="0.21297" calcext:value-type="float">
            <text:p>0.21297</text:p>
          </table:table-cell>
          <table:table-cell office:value-type="float" office:value="0.003334822295" calcext:value-type="float">
            <text:p>0.003334822295</text:p>
          </table:table-cell>
          <table:table-cell office:value-type="float" office:value="0.3956311364" calcext:value-type="float">
            <text:p>0.3956311364</text:p>
          </table:table-cell>
          <table:table-cell office:value-type="float" office:value="0.2133759583" calcext:value-type="float">
            <text:p>0.2133759583</text:p>
          </table:table-cell>
          <table:table-cell table:formula="of:=[.K46]-[.O46]" office:value-type="float" office:value="0.0012088636" calcext:value-type="float">
            <text:p>0.0012088636</text:p>
          </table:table-cell>
          <table:table-cell table:formula="of:=[.M46]-[.P46]" office:value-type="float" office:value="-0.000405958299999981" calcext:value-type="float">
            <text:p>-0.0004059583</text:p>
          </table:table-cell>
          <table:table-cell table:number-columns-repeated="1004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404" calcext:value-type="float">
            <text:p>404</text:p>
          </table:table-cell>
          <table:table-cell office:value-type="float" office:value="91" calcext:value-type="float">
            <text:p>91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table:style-name="ce105" office:value-type="float" office:value="0.50081" calcext:value-type="float">
            <text:p>0.50081</text:p>
          </table:table-cell>
          <table:table-cell table:style-name="ce128" office:value-type="float" office:value="0.004072745493" calcext:value-type="float">
            <text:p>0.004072745493</text:p>
          </table:table-cell>
          <table:table-cell office:value-type="float" office:value="0.28286" calcext:value-type="float">
            <text:p>0.28286</text:p>
          </table:table-cell>
          <table:table-cell office:value-type="float" office:value="0.003668644074" calcext:value-type="float">
            <text:p>0.003668644074</text:p>
          </table:table-cell>
          <table:table-cell office:value-type="float" office:value="0.5001215105" calcext:value-type="float">
            <text:p>0.5001215105</text:p>
          </table:table-cell>
          <table:table-cell office:value-type="float" office:value="0.2830724227" calcext:value-type="float">
            <text:p>0.2830724227</text:p>
          </table:table-cell>
          <table:table-cell table:formula="of:=[.K47]-[.O47]" office:value-type="float" office:value="0.000688489500000111" calcext:value-type="float">
            <text:p>0.0006884895</text:p>
          </table:table-cell>
          <table:table-cell table:formula="of:=[.M47]-[.P47]" office:value-type="float" office:value="-0.000212422699999992" calcext:value-type="float">
            <text:p>-0.0002124227</text:p>
          </table:table-cell>
          <table:table-cell table:number-columns-repeated="1004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06" office:value-type="float" office:value="0.42036" calcext:value-type="float">
            <text:p>0.42036</text:p>
          </table:table-cell>
          <table:table-cell table:style-name="ce129" office:value-type="float" office:value="0.004020755853" calcext:value-type="float">
            <text:p>0.004020755853</text:p>
          </table:table-cell>
          <table:table-cell office:value-type="float" office:value="0.24159" calcext:value-type="float">
            <text:p>0.24159</text:p>
          </table:table-cell>
          <table:table-cell office:value-type="float" office:value="0.003486657914" calcext:value-type="float">
            <text:p>0.003486657914</text:p>
          </table:table-cell>
          <table:table-cell office:value-type="float" office:value="0.4183465174" calcext:value-type="float">
            <text:p>0.4183465174</text:p>
          </table:table-cell>
          <table:table-cell office:value-type="float" office:value="0.2399630074" calcext:value-type="float">
            <text:p>0.2399630074</text:p>
          </table:table-cell>
          <table:table-cell table:formula="of:=[.K48]-[.O48]" office:value-type="float" office:value="0.0020134826" calcext:value-type="float">
            <text:p>0.0020134826</text:p>
          </table:table-cell>
          <table:table-cell table:formula="of:=[.M48]-[.P48]" office:value-type="float" office:value="0.00162699260000002" calcext:value-type="float">
            <text:p>0.0016269926</text:p>
          </table:table-cell>
          <table:table-cell table:number-columns-repeated="1004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318" calcext:value-type="float">
            <text:p>3318</text:p>
          </table:table-cell>
          <table:table-cell office:value-type="float" office:value="4928" calcext:value-type="float">
            <text:p>4928</text:p>
          </table:table-cell>
          <table:table-cell office:value-type="float" office:value="881" calcext:value-type="float">
            <text:p>881</text:p>
          </table:table-cell>
          <table:table-cell office:value-type="float" office:value="1587" calcext:value-type="float">
            <text:p>1587</text:p>
          </table:table-cell>
          <table:table-cell office:value-type="float" office:value="194" calcext:value-type="float">
            <text:p>194</text:p>
          </table:table-cell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table:style-name="ce92" office:value-type="float" office:value="0.1707862" calcext:value-type="float">
            <text:p>0.1707862</text:p>
          </table:table-cell>
          <table:table-cell table:style-name="ce92" office:value-type="float" office:value="0.0003065331765" calcext:value-type="float">
            <text:p>0.0003065331765</text:p>
          </table:table-cell>
          <table:table-cell table:style-name="ce146" office:value-type="float" office:value="0.09148" calcext:value-type="float">
            <text:p>0.09148</text:p>
          </table:table-cell>
          <table:table-cell table:style-name="ce160" office:value-type="float" office:value="0.002348270711" calcext:value-type="float">
            <text:p>0.002348270711</text:p>
          </table:table-cell>
          <table:table-cell office:value-type="float" office:value="0.1706997745" calcext:value-type="float">
            <text:p>0.1706997745</text:p>
          </table:table-cell>
          <table:table-cell office:value-type="float" office:value="0.09269366355" calcext:value-type="float">
            <text:p>0.09269366355</text:p>
          </table:table-cell>
          <table:table-cell table:formula="of:=[.K49]-[.O49]" office:value-type="float" office:value="0.0000864254999999869" calcext:value-type="float">
            <text:p>8.64254999999869E-05</text:p>
          </table:table-cell>
          <table:table-cell table:formula="of:=[.M49]-[.P49]" office:value-type="float" office:value="-0.00121366354999999" calcext:value-type="float">
            <text:p>-0.00121366355</text:p>
          </table:table-cell>
          <table:table-cell table:number-columns-repeated="1004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788" calcext:value-type="float">
            <text:p>1788</text:p>
          </table:table-cell>
          <table:table-cell office:value-type="float" office:value="2629" calcext:value-type="float">
            <text:p>2629</text:p>
          </table:table-cell>
          <table:table-cell office:value-type="float" office:value="582" calcext:value-type="float">
            <text:p>582</text:p>
          </table:table-cell>
          <table:table-cell office:value-type="float" office:value="933" calcext:value-type="float">
            <text:p>933</text:p>
          </table:table-cell>
          <table:table-cell office:value-type="float" office:value="195" calcext:value-type="float">
            <text:p>195</text:p>
          </table:table-cell>
          <table:table-cell office:value-type="float" office:value="546" calcext:value-type="float">
            <text:p>546</text:p>
          </table:table-cell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table:style-name="ce92" office:value-type="float" office:value="0.94204" calcext:value-type="float">
            <text:p>0.94204</text:p>
          </table:table-cell>
          <table:table-cell table:style-name="ce92" office:value-type="float" office:value="0.001903341415" calcext:value-type="float">
            <text:p>0.001903341415</text:p>
          </table:table-cell>
          <table:table-cell table:style-name="ce92" office:value-type="float" office:value="0.55157" calcext:value-type="float">
            <text:p>0.55157</text:p>
          </table:table-cell>
          <table:table-cell table:style-name="ce92" office:value-type="float" office:value="0.004051030242" calcext:value-type="float">
            <text:p>0.004051030242</text:p>
          </table:table-cell>
          <table:table-cell office:value-type="float" office:value="0.9417943924" calcext:value-type="float">
            <text:p>0.9417943924</text:p>
          </table:table-cell>
          <table:table-cell office:value-type="float" office:value="0.5521088957" calcext:value-type="float">
            <text:p>0.5521088957</text:p>
          </table:table-cell>
          <table:table-cell table:formula="of:=[.K50]-[.O50]" office:value-type="float" office:value="0.000245607600000031" calcext:value-type="float">
            <text:p>0.0002456076</text:p>
          </table:table-cell>
          <table:table-cell table:formula="of:=[.M50]-[.P50]" office:value-type="float" office:value="-0.000538895699999986" calcext:value-type="float">
            <text:p>-0.0005388957</text:p>
          </table:table-cell>
          <table:table-cell table:number-columns-repeated="1004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724" calcext:value-type="float">
            <text:p>5724</text:p>
          </table:table-cell>
          <table:table-cell office:value-type="float" office:value="11381" calcext:value-type="float">
            <text:p>11381</text:p>
          </table:table-cell>
          <table:table-cell office:value-type="float" office:value="934" calcext:value-type="float">
            <text:p>934</text:p>
          </table:table-cell>
          <table:table-cell office:value-type="float" office:value="2109" calcext:value-type="float">
            <text:p>2109</text:p>
          </table:table-cell>
          <table:table-cell office:value-type="float" office:value="574" calcext:value-type="float">
            <text:p>574</text:p>
          </table:table-cell>
          <table:table-cell office:value-type="float" office:value="1739" calcext:value-type="float">
            <text:p>1739</text:p>
          </table:table-cell>
          <table:table-cell office:value-type="float" office:value="117" calcext:value-type="float">
            <text:p>117</text:p>
          </table:table-cell>
          <table:table-cell office:value-type="float" office:value="548" calcext:value-type="float">
            <text:p>548</text:p>
          </table:table-cell>
          <table:table-cell table:style-name="ce107" office:value-type="float" office:value="0.88107" calcext:value-type="float">
            <text:p>0.88107</text:p>
          </table:table-cell>
          <table:table-cell table:style-name="ce130" office:value-type="float" office:value="0.00263674878" calcext:value-type="float">
            <text:p>0.00263674878</text:p>
          </table:table-cell>
          <table:table-cell table:style-name="ce147" office:value-type="float" office:value="0.61479" calcext:value-type="float">
            <text:p>0.61479</text:p>
          </table:table-cell>
          <table:table-cell table:style-name="ce161" office:value-type="float" office:value="0.003963966824" calcext:value-type="float">
            <text:p>0.003963966824</text:p>
          </table:table-cell>
          <table:table-cell table:style-name="ce266" office:value-type="float" office:value="0.8821870256" calcext:value-type="float">
            <text:p>0.8821870256</text:p>
          </table:table-cell>
          <table:table-cell table:style-name="ce259" office:value-type="float" office:value="0.6158236617" calcext:value-type="float">
            <text:p>0.6158236617</text:p>
          </table:table-cell>
          <table:table-cell table:formula="of:=[.K51]-[.O51]" office:value-type="float" office:value="-0.00111702560000004" calcext:value-type="float">
            <text:p>-0.0011170256</text:p>
          </table:table-cell>
          <table:table-cell table:formula="of:=[.M51]-[.P51]" office:value-type="float" office:value="-0.00103366169999997" calcext:value-type="float">
            <text:p>-0.0010336617</text:p>
          </table:table-cell>
          <table:table-cell table:number-columns-repeated="1004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2426678" calcext:value-type="float">
            <text:p>22426678</text:p>
          </table:table-cell>
          <table:table-cell office:value-type="float" office:value="123147234" calcext:value-type="float">
            <text:p>123147234</text:p>
          </table:table-cell>
          <table:table-cell office:value-type="float" office:value="1869873" calcext:value-type="float">
            <text:p>1869873</text:p>
          </table:table-cell>
          <table:table-cell office:value-type="float" office:value="10295426" calcext:value-type="float">
            <text:p>10295426</text:p>
          </table:table-cell>
          <table:table-cell table:number-columns-repeated="4"/>
          <table:table-cell table:style-name="ce108" office:value-type="float" office:value="0.85426" calcext:value-type="float">
            <text:p>0.85426</text:p>
          </table:table-cell>
          <table:table-cell table:style-name="ce131" office:value-type="float" office:value="0.00287410252" calcext:value-type="float">
            <text:p>0.00287410252</text:p>
          </table:table-cell>
          <table:table-cell office:value-type="float" office:value="0.64024" calcext:value-type="float">
            <text:p>0.64024</text:p>
          </table:table-cell>
          <table:table-cell office:value-type="float" office:value="0.003909270088" calcext:value-type="float">
            <text:p>0.003909270088</text:p>
          </table:table-cell>
          <table:table-cell table:style-name="ce267" office:value-type="float" office:value="0.85605354" calcext:value-type="float">
            <text:p>0.85605354</text:p>
          </table:table-cell>
          <table:table-cell table:style-name="ce250"/>
          <table:table-cell table:formula="of:=[.K52]-[.O52]" office:value-type="float" office:value="-0.00179353999999998" calcext:value-type="float">
            <text:p>-0.00179354</text:p>
          </table:table-cell>
          <table:table-cell table:formula="of:=[.M52]-[.P52]" office:value-type="float" office:value="0.64024" calcext:value-type="float">
            <text:p>0.64024</text:p>
          </table:table-cell>
          <table:table-cell table:number-columns-repeated="1004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5361" calcext:value-type="float">
            <text:p>35361</text:p>
          </table:table-cell>
          <table:table-cell office:value-type="float" office:value="97239" calcext:value-type="float">
            <text:p>97239</text:p>
          </table:table-cell>
          <table:table-cell office:value-type="float" office:value="7811" calcext:value-type="float">
            <text:p>7811</text:p>
          </table:table-cell>
          <table:table-cell office:value-type="float" office:value="24640" calcext:value-type="float">
            <text:p>24640</text:p>
          </table:table-cell>
          <table:table-cell office:value-type="float" office:value="6664" calcext:value-type="float">
            <text:p>6664</text:p>
          </table:table-cell>
          <table:table-cell office:value-type="float" office:value="24028" calcext:value-type="float">
            <text:p>24028</text:p>
          </table:table-cell>
          <table:table-cell office:value-type="float" office:value="206" calcext:value-type="float">
            <text:p>206</text:p>
          </table:table-cell>
          <table:table-cell office:value-type="float" office:value="1224" calcext:value-type="float">
            <text:p>1224</text:p>
          </table:table-cell>
          <table:table-cell table:style-name="ce109" office:value-type="float" office:value="0.95182" calcext:value-type="float">
            <text:p>0.95182</text:p>
          </table:table-cell>
          <table:table-cell table:style-name="ce132" office:value-type="float" office:value="0.001744329992" calcext:value-type="float">
            <text:p>0.001744329992</text:p>
          </table:table-cell>
          <table:table-cell table:style-name="ce148" office:value-type="float" office:value="0.63607" calcext:value-type="float">
            <text:p>0.63607</text:p>
          </table:table-cell>
          <table:table-cell table:style-name="ce162" office:value-type="float" office:value="0.003919035724" calcext:value-type="float">
            <text:p>0.003919035724</text:p>
          </table:table-cell>
          <table:table-cell table:style-name="ce268" office:value-type="float" office:value="0.9519191704" calcext:value-type="float">
            <text:p>0.9519191704</text:p>
          </table:table-cell>
          <table:table-cell office:value-type="float" office:value="0.6370125153" calcext:value-type="float">
            <text:p>0.6370125153</text:p>
          </table:table-cell>
          <table:table-cell table:formula="of:=[.K53]-[.O53]" office:value-type="float" office:value="-0.0000991703999999594" calcext:value-type="float">
            <text:p>-9.91703999999594E-05</text:p>
          </table:table-cell>
          <table:table-cell table:formula="of:=[.M53]-[.P53]" office:value-type="float" office:value="-0.000942515300000002" calcext:value-type="float">
            <text:p>-0.0009425153</text:p>
          </table:table-cell>
          <table:table-cell table:number-columns-repeated="1004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5361" calcext:value-type="float">
            <text:p>35361</text:p>
          </table:table-cell>
          <table:table-cell office:value-type="float" office:value="97239" calcext:value-type="float">
            <text:p>97239</text:p>
          </table:table-cell>
          <table:table-cell office:value-type="float" office:value="7811" calcext:value-type="float">
            <text:p>7811</text:p>
          </table:table-cell>
          <table:table-cell office:value-type="float" office:value="24640" calcext:value-type="float">
            <text:p>24640</text:p>
          </table:table-cell>
          <table:table-cell office:value-type="float" office:value="6664" calcext:value-type="float">
            <text:p>6664</text:p>
          </table:table-cell>
          <table:table-cell office:value-type="float" office:value="24028" calcext:value-type="float">
            <text:p>24028</text:p>
          </table:table-cell>
          <table:table-cell office:value-type="float" office:value="206" calcext:value-type="float">
            <text:p>206</text:p>
          </table:table-cell>
          <table:table-cell office:value-type="float" office:value="1224" calcext:value-type="float">
            <text:p>1224</text:p>
          </table:table-cell>
          <table:table-cell table:style-name="ce110" office:value-type="float" office:value="0.29455" calcext:value-type="float">
            <text:p>0.29455</text:p>
          </table:table-cell>
          <table:table-cell table:style-name="ce133" office:value-type="float" office:value="0.003713047198" calcext:value-type="float">
            <text:p>0.003713047198</text:p>
          </table:table-cell>
          <table:table-cell table:style-name="ce149" office:value-type="float" office:value="0.15765" calcext:value-type="float">
            <text:p>0.15765</text:p>
          </table:table-cell>
          <table:table-cell table:style-name="ce163" office:value-type="float" office:value="0.002968322711" calcext:value-type="float">
            <text:p>0.002968322711</text:p>
          </table:table-cell>
          <table:table-cell table:style-name="ce269" office:value-type="float" office:value="0.2943529416" calcext:value-type="float">
            <text:p>0.2943529416</text:p>
          </table:table-cell>
          <table:table-cell table:style-name="ce271" office:value-type="float" office:value="0.1560971522" calcext:value-type="float">
            <text:p>0.1560971522</text:p>
          </table:table-cell>
          <table:table-cell table:formula="of:=[.K54]-[.O54]" office:value-type="float" office:value="0.000197058400000005" calcext:value-type="float">
            <text:p>0.0001970584</text:p>
          </table:table-cell>
          <table:table-cell table:formula="of:=[.M54]-[.P54]" office:value-type="float" office:value="0.00155284780000001" calcext:value-type="float">
            <text:p>0.0015528478</text:p>
          </table:table-cell>
          <table:table-cell table:number-columns-repeated="1004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413365" calcext:value-type="float">
            <text:p>413365</text:p>
          </table:table-cell>
          <table:table-cell office:value-type="float" office:value="848611" calcext:value-type="float">
            <text:p>848611</text:p>
          </table:table-cell>
          <table:table-cell office:value-type="float" office:value="101761" calcext:value-type="float">
            <text:p>101761</text:p>
          </table:table-cell>
          <table:table-cell office:value-type="float" office:value="220941" calcext:value-type="float">
            <text:p>220941</text:p>
          </table:table-cell>
          <table:table-cell office:value-type="float" office:value="36712" calcext:value-type="float">
            <text:p>36712</text:p>
          </table:table-cell>
          <table:table-cell office:value-type="float" office:value="166196" calcext:value-type="float">
            <text:p>166196</text:p>
          </table:table-cell>
          <table:table-cell office:value-type="float" office:value="10840" calcext:value-type="float">
            <text:p>10840</text:p>
          </table:table-cell>
          <table:table-cell office:value-type="float" office:value="104420" calcext:value-type="float">
            <text:p>104420</text:p>
          </table:table-cell>
          <table:table-cell table:style-name="ce111" office:value-type="float" office:value="0.67704" calcext:value-type="float">
            <text:p>0.67704</text:p>
          </table:table-cell>
          <table:table-cell table:style-name="ce134" office:value-type="float" office:value="0.003808898234" calcext:value-type="float">
            <text:p>0.003808898234</text:p>
          </table:table-cell>
          <table:table-cell office:value-type="float" office:value="0.40421" calcext:value-type="float">
            <text:p>0.40421</text:p>
          </table:table-cell>
          <table:table-cell office:value-type="float" office:value="0.003997311278" calcext:value-type="float">
            <text:p>0.003997311278</text:p>
          </table:table-cell>
          <table:table-cell table:style-name="ce270" office:value-type="float" office:value="0.6787628811" calcext:value-type="float">
            <text:p>0.6787628811</text:p>
          </table:table-cell>
          <table:table-cell table:style-name="ce272" office:value-type="float" office:value="0.4063671553" calcext:value-type="float">
            <text:p>0.4063671553</text:p>
          </table:table-cell>
          <table:table-cell table:formula="of:=[.K55]-[.O55]" office:value-type="float" office:value="-0.00172288109999996" calcext:value-type="float">
            <text:p>-0.0017228811</text:p>
          </table:table-cell>
          <table:table-cell table:formula="of:=[.M55]-[.P55]" office:value-type="float" office:value="-0.00215715529999999" calcext:value-type="float">
            <text:p>-0.0021571553</text:p>
          </table:table-cell>
          <table:table-cell table:number-columns-repeated="1004"/>
        </table:table-row>
        <calcext:conditional-formats>
          <calcext:conditional-format calcext:target-range-address="Sheet1.G7:Sheet1.G7">
            <calcext:condition calcext:apply-style-name="ConditionalStyle_1" calcext:value="=&quot;out of limits&quot;" calcext:base-cell-address="Sheet1.G7"/>
          </calcext:conditional-format>
          <calcext:conditional-format calcext:target-range-address="Sheet1.J13:Sheet1.J13">
            <calcext:condition calcext:apply-style-name="ConditionalStyle_1" calcext:value="=&quot;out of limits&quot;" calcext:base-cell-address="Sheet1.J13"/>
          </calcext:conditional-format>
          <calcext:conditional-format calcext:target-range-address="Sheet1.G12:Sheet1.G12">
            <calcext:condition calcext:apply-style-name="ConditionalStyle_1" calcext:value="=&quot;out of limits&quot;" calcext:base-cell-address="Sheet1.G12"/>
          </calcext:conditional-format>
          <calcext:conditional-format calcext:target-range-address="Sheet1.G13:Sheet1.G13">
            <calcext:condition calcext:apply-style-name="ConditionalStyle_1" calcext:value="=&quot;out of limits&quot;" calcext:base-cell-address="Sheet1.G13"/>
          </calcext:conditional-format>
          <calcext:conditional-format calcext:target-range-address="Sheet1.B13:Sheet1.B13">
            <calcext:condition calcext:apply-style-name="ConditionalStyle_1" calcext:value="=&quot;out of limits&quot;" calcext:base-cell-address="Sheet1.B13"/>
          </calcext:conditional-format>
          <calcext:conditional-format calcext:target-range-address="Sheet1.G14:Sheet1.G14">
            <calcext:condition calcext:apply-style-name="ConditionalStyle_1" calcext:value="=&quot;out of limits&quot;" calcext:base-cell-address="Sheet1.G14"/>
          </calcext:conditional-format>
          <calcext:conditional-format calcext:target-range-address="Sheet1.G15:Sheet1.G15">
            <calcext:condition calcext:apply-style-name="ConditionalStyle_1" calcext:value="=&quot;out of limits&quot;" calcext:base-cell-address="Sheet1.G15"/>
          </calcext:conditional-format>
          <calcext:conditional-format calcext:target-range-address="Sheet1.K15:Sheet1.K15">
            <calcext:condition calcext:apply-style-name="ConditionalStyle_1" calcext:value="=&quot;out of limits&quot;" calcext:base-cell-address="Sheet1.K15"/>
          </calcext:conditional-format>
          <calcext:conditional-format calcext:target-range-address="Sheet1.L15:Sheet1.L15">
            <calcext:condition calcext:apply-style-name="ConditionalStyle_1" calcext:value="=&quot;out of limits&quot;" calcext:base-cell-address="Sheet1.L15"/>
          </calcext:conditional-format>
          <calcext:conditional-format calcext:target-range-address="Sheet1.B15:Sheet1.B15">
            <calcext:condition calcext:apply-style-name="ConditionalStyle_1" calcext:value="=&quot;out of limits&quot;" calcext:base-cell-address="Sheet1.B15"/>
          </calcext:conditional-format>
          <calcext:conditional-format calcext:target-range-address="Sheet1.G17:Sheet1.G17">
            <calcext:condition calcext:apply-style-name="ConditionalStyle_1" calcext:value="=&quot;out of limits&quot;" calcext:base-cell-address="Sheet1.G17"/>
          </calcext:conditional-format>
          <calcext:conditional-format calcext:target-range-address="Sheet1.K17:Sheet1.K17">
            <calcext:condition calcext:apply-style-name="ConditionalStyle_1" calcext:value="=&quot;out of limits&quot;" calcext:base-cell-address="Sheet1.K17"/>
          </calcext:conditional-format>
          <calcext:conditional-format calcext:target-range-address="Sheet1.G20:Sheet1.G20">
            <calcext:condition calcext:apply-style-name="ConditionalStyle_1" calcext:value="=&quot;out of limits&quot;" calcext:base-cell-address="Sheet1.G20"/>
          </calcext:conditional-format>
          <calcext:conditional-format calcext:target-range-address="Sheet1.G26:Sheet1.G26">
            <calcext:condition calcext:apply-style-name="ConditionalStyle_1" calcext:value="=&quot;out of limits&quot;" calcext:base-cell-address="Sheet1.G26"/>
          </calcext:conditional-format>
          <calcext:conditional-format calcext:target-range-address="Sheet1.K28:Sheet1.K28">
            <calcext:condition calcext:apply-style-name="ConditionalStyle_1" calcext:value="=&quot;out of limits&quot;" calcext:base-cell-address="Sheet1.K28"/>
          </calcext:conditional-format>
          <calcext:conditional-format calcext:target-range-address="Sheet1.L28:Sheet1.L28">
            <calcext:condition calcext:apply-style-name="ConditionalStyle_1" calcext:value="=&quot;out of limits&quot;" calcext:base-cell-address="Sheet1.L28"/>
          </calcext:conditional-format>
          <calcext:conditional-format calcext:target-range-address="Sheet1.M28:Sheet1.M28">
            <calcext:condition calcext:apply-style-name="ConditionalStyle_1" calcext:value="=&quot;out of limits&quot;" calcext:base-cell-address="Sheet1.M28"/>
          </calcext:conditional-format>
          <calcext:conditional-format calcext:target-range-address="Sheet1.N28:Sheet1.N28">
            <calcext:condition calcext:apply-style-name="ConditionalStyle_1" calcext:value="=&quot;out of limits&quot;" calcext:base-cell-address="Sheet1.N28"/>
          </calcext:conditional-format>
          <calcext:conditional-format calcext:target-range-address="Sheet1.K27:Sheet1.K27">
            <calcext:condition calcext:apply-style-name="ConditionalStyle_1" calcext:value="=&quot;out of limits&quot;" calcext:base-cell-address="Sheet1.K27"/>
          </calcext:conditional-format>
          <calcext:conditional-format calcext:target-range-address="Sheet1.L27:Sheet1.L27">
            <calcext:condition calcext:apply-style-name="ConditionalStyle_1" calcext:value="=&quot;out of limits&quot;" calcext:base-cell-address="Sheet1.L27"/>
          </calcext:conditional-format>
          <calcext:conditional-format calcext:target-range-address="Sheet1.L33:Sheet1.L33">
            <calcext:condition calcext:apply-style-name="ConditionalStyle_1" calcext:value="=&quot;out of limits&quot;" calcext:base-cell-address="Sheet1.L33"/>
          </calcext:conditional-format>
          <calcext:conditional-format calcext:target-range-address="Sheet1.K35:Sheet1.K35">
            <calcext:condition calcext:apply-style-name="ConditionalStyle_1" calcext:value="=&quot;out of limits&quot;" calcext:base-cell-address="Sheet1.K35"/>
          </calcext:conditional-format>
          <calcext:conditional-format calcext:target-range-address="Sheet1.L35:Sheet1.L35">
            <calcext:condition calcext:apply-style-name="ConditionalStyle_1" calcext:value="=&quot;out of limits&quot;" calcext:base-cell-address="Sheet1.L35"/>
          </calcext:conditional-format>
          <calcext:conditional-format calcext:target-range-address="Sheet1.M35:Sheet1.M35">
            <calcext:condition calcext:apply-style-name="ConditionalStyle_1" calcext:value="=&quot;out of limits&quot;" calcext:base-cell-address="Sheet1.M35"/>
          </calcext:conditional-format>
          <calcext:conditional-format calcext:target-range-address="Sheet1.N35:Sheet1.N35">
            <calcext:condition calcext:apply-style-name="ConditionalStyle_1" calcext:value="=&quot;out of limits&quot;" calcext:base-cell-address="Sheet1.N35"/>
          </calcext:conditional-format>
          <calcext:conditional-format calcext:target-range-address="Sheet1.K36:Sheet1.K36">
            <calcext:condition calcext:apply-style-name="ConditionalStyle_1" calcext:value="=&quot;out of limits&quot;" calcext:base-cell-address="Sheet1.K36"/>
          </calcext:conditional-format>
          <calcext:conditional-format calcext:target-range-address="Sheet1.L36:Sheet1.L36">
            <calcext:condition calcext:apply-style-name="ConditionalStyle_1" calcext:value="=&quot;out of limits&quot;" calcext:base-cell-address="Sheet1.L36"/>
          </calcext:conditional-format>
          <calcext:conditional-format calcext:target-range-address="Sheet1.K37:Sheet1.K37">
            <calcext:condition calcext:apply-style-name="ConditionalStyle_1" calcext:value="=&quot;out of limits&quot;" calcext:base-cell-address="Sheet1.K37"/>
          </calcext:conditional-format>
          <calcext:conditional-format calcext:target-range-address="Sheet1.L37:Sheet1.L37">
            <calcext:condition calcext:apply-style-name="ConditionalStyle_1" calcext:value="=&quot;out of limits&quot;" calcext:base-cell-address="Sheet1.L37"/>
          </calcext:conditional-format>
          <calcext:conditional-format calcext:target-range-address="Sheet1.M37:Sheet1.M37">
            <calcext:condition calcext:apply-style-name="ConditionalStyle_1" calcext:value="=&quot;out of limits&quot;" calcext:base-cell-address="Sheet1.M37"/>
          </calcext:conditional-format>
          <calcext:conditional-format calcext:target-range-address="Sheet1.N37:Sheet1.N37">
            <calcext:condition calcext:apply-style-name="ConditionalStyle_1" calcext:value="=&quot;out of limits&quot;" calcext:base-cell-address="Sheet1.N37"/>
          </calcext:conditional-format>
          <calcext:conditional-format calcext:target-range-address="Sheet1.K38:Sheet1.K38">
            <calcext:condition calcext:apply-style-name="ConditionalStyle_1" calcext:value="=&quot;out of limits&quot;" calcext:base-cell-address="Sheet1.K38"/>
          </calcext:conditional-format>
          <calcext:conditional-format calcext:target-range-address="Sheet1.K39:Sheet1.K39">
            <calcext:condition calcext:apply-style-name="ConditionalStyle_1" calcext:value="=&quot;out of limits&quot;" calcext:base-cell-address="Sheet1.K39"/>
          </calcext:conditional-format>
          <calcext:conditional-format calcext:target-range-address="Sheet1.K40:Sheet1.K40">
            <calcext:condition calcext:apply-style-name="ConditionalStyle_1" calcext:value="=&quot;out of limits&quot;" calcext:base-cell-address="Sheet1.K40"/>
          </calcext:conditional-format>
          <calcext:conditional-format calcext:target-range-address="Sheet1.K41:Sheet1.K41">
            <calcext:condition calcext:apply-style-name="ConditionalStyle_1" calcext:value="=&quot;out of limits&quot;" calcext:base-cell-address="Sheet1.K41"/>
          </calcext:conditional-format>
          <calcext:conditional-format calcext:target-range-address="Sheet1.K42:Sheet1.K42">
            <calcext:condition calcext:apply-style-name="ConditionalStyle_1" calcext:value="=&quot;out of limits&quot;" calcext:base-cell-address="Sheet1.K42"/>
          </calcext:conditional-format>
          <calcext:conditional-format calcext:target-range-address="Sheet1.K43:Sheet1.K43">
            <calcext:condition calcext:apply-style-name="ConditionalStyle_1" calcext:value="=&quot;out of limits&quot;" calcext:base-cell-address="Sheet1.K43"/>
          </calcext:conditional-format>
          <calcext:conditional-format calcext:target-range-address="Sheet1.L38:Sheet1.L38">
            <calcext:condition calcext:apply-style-name="ConditionalStyle_1" calcext:value="=&quot;out of limits&quot;" calcext:base-cell-address="Sheet1.L38"/>
          </calcext:conditional-format>
          <calcext:conditional-format calcext:target-range-address="Sheet1.L39:Sheet1.L39">
            <calcext:condition calcext:apply-style-name="ConditionalStyle_1" calcext:value="=&quot;out of limits&quot;" calcext:base-cell-address="Sheet1.L39"/>
          </calcext:conditional-format>
          <calcext:conditional-format calcext:target-range-address="Sheet1.L40:Sheet1.L40">
            <calcext:condition calcext:apply-style-name="ConditionalStyle_1" calcext:value="=&quot;out of limits&quot;" calcext:base-cell-address="Sheet1.L40"/>
          </calcext:conditional-format>
          <calcext:conditional-format calcext:target-range-address="Sheet1.L41:Sheet1.L41">
            <calcext:condition calcext:apply-style-name="ConditionalStyle_1" calcext:value="=&quot;out of limits&quot;" calcext:base-cell-address="Sheet1.L41"/>
          </calcext:conditional-format>
          <calcext:conditional-format calcext:target-range-address="Sheet1.L42:Sheet1.L42">
            <calcext:condition calcext:apply-style-name="ConditionalStyle_1" calcext:value="=&quot;out of limits&quot;" calcext:base-cell-address="Sheet1.L42"/>
          </calcext:conditional-format>
          <calcext:conditional-format calcext:target-range-address="Sheet1.L43:Sheet1.L43">
            <calcext:condition calcext:apply-style-name="ConditionalStyle_1" calcext:value="=&quot;out of limits&quot;" calcext:base-cell-address="Sheet1.L43"/>
          </calcext:conditional-format>
          <calcext:conditional-format calcext:target-range-address="Sheet1.M38:Sheet1.M38">
            <calcext:condition calcext:apply-style-name="ConditionalStyle_1" calcext:value="=&quot;out of limits&quot;" calcext:base-cell-address="Sheet1.M38"/>
          </calcext:conditional-format>
          <calcext:conditional-format calcext:target-range-address="Sheet1.M39:Sheet1.M39">
            <calcext:condition calcext:apply-style-name="ConditionalStyle_1" calcext:value="=&quot;out of limits&quot;" calcext:base-cell-address="Sheet1.M39"/>
          </calcext:conditional-format>
          <calcext:conditional-format calcext:target-range-address="Sheet1.M40:Sheet1.M40">
            <calcext:condition calcext:apply-style-name="ConditionalStyle_1" calcext:value="=&quot;out of limits&quot;" calcext:base-cell-address="Sheet1.M40"/>
          </calcext:conditional-format>
          <calcext:conditional-format calcext:target-range-address="Sheet1.M41:Sheet1.M41">
            <calcext:condition calcext:apply-style-name="ConditionalStyle_1" calcext:value="=&quot;out of limits&quot;" calcext:base-cell-address="Sheet1.M41"/>
          </calcext:conditional-format>
          <calcext:conditional-format calcext:target-range-address="Sheet1.M42:Sheet1.M42">
            <calcext:condition calcext:apply-style-name="ConditionalStyle_1" calcext:value="=&quot;out of limits&quot;" calcext:base-cell-address="Sheet1.M42"/>
          </calcext:conditional-format>
          <calcext:conditional-format calcext:target-range-address="Sheet1.M43:Sheet1.M43">
            <calcext:condition calcext:apply-style-name="ConditionalStyle_1" calcext:value="=&quot;out of limits&quot;" calcext:base-cell-address="Sheet1.M43"/>
          </calcext:conditional-format>
          <calcext:conditional-format calcext:target-range-address="Sheet1.N38:Sheet1.N38">
            <calcext:condition calcext:apply-style-name="ConditionalStyle_1" calcext:value="=&quot;out of limits&quot;" calcext:base-cell-address="Sheet1.N38"/>
          </calcext:conditional-format>
          <calcext:conditional-format calcext:target-range-address="Sheet1.N39:Sheet1.N39">
            <calcext:condition calcext:apply-style-name="ConditionalStyle_1" calcext:value="=&quot;out of limits&quot;" calcext:base-cell-address="Sheet1.N39"/>
          </calcext:conditional-format>
          <calcext:conditional-format calcext:target-range-address="Sheet1.N40:Sheet1.N40">
            <calcext:condition calcext:apply-style-name="ConditionalStyle_1" calcext:value="=&quot;out of limits&quot;" calcext:base-cell-address="Sheet1.N40"/>
          </calcext:conditional-format>
          <calcext:conditional-format calcext:target-range-address="Sheet1.N41:Sheet1.N41">
            <calcext:condition calcext:apply-style-name="ConditionalStyle_1" calcext:value="=&quot;out of limits&quot;" calcext:base-cell-address="Sheet1.N41"/>
          </calcext:conditional-format>
          <calcext:conditional-format calcext:target-range-address="Sheet1.N42:Sheet1.N42">
            <calcext:condition calcext:apply-style-name="ConditionalStyle_1" calcext:value="=&quot;out of limits&quot;" calcext:base-cell-address="Sheet1.N42"/>
          </calcext:conditional-format>
          <calcext:conditional-format calcext:target-range-address="Sheet1.N43:Sheet1.N43">
            <calcext:condition calcext:apply-style-name="ConditionalStyle_1" calcext:value="=&quot;out of limits&quot;" calcext:base-cell-address="Sheet1.N43"/>
          </calcext:conditional-format>
          <calcext:conditional-format calcext:target-range-address="Sheet1.K44:Sheet1.K44">
            <calcext:condition calcext:apply-style-name="ConditionalStyle_1" calcext:value="=&quot;out of limits&quot;" calcext:base-cell-address="Sheet1.K44"/>
          </calcext:conditional-format>
          <calcext:conditional-format calcext:target-range-address="Sheet1.L44:Sheet1.L44">
            <calcext:condition calcext:apply-style-name="ConditionalStyle_1" calcext:value="=&quot;out of limits&quot;" calcext:base-cell-address="Sheet1.L44"/>
          </calcext:conditional-format>
          <calcext:conditional-format calcext:target-range-address="Sheet1.M45:Sheet1.M45">
            <calcext:condition calcext:apply-style-name="ConditionalStyle_1" calcext:value="=&quot;out of limits&quot;" calcext:base-cell-address="Sheet1.M45"/>
          </calcext:conditional-format>
          <calcext:conditional-format calcext:target-range-address="Sheet1.N45:Sheet1.N45">
            <calcext:condition calcext:apply-style-name="ConditionalStyle_1" calcext:value="=&quot;out of limits&quot;" calcext:base-cell-address="Sheet1.N45"/>
          </calcext:conditional-format>
          <calcext:conditional-format calcext:target-range-address="Sheet1.K45:Sheet1.K45">
            <calcext:condition calcext:apply-style-name="ConditionalStyle_1" calcext:value="=&quot;out of limits&quot;" calcext:base-cell-address="Sheet1.K45"/>
          </calcext:conditional-format>
          <calcext:conditional-format calcext:target-range-address="Sheet1.L45:Sheet1.L45">
            <calcext:condition calcext:apply-style-name="ConditionalStyle_1" calcext:value="=&quot;out of limits&quot;" calcext:base-cell-address="Sheet1.L45"/>
          </calcext:conditional-format>
          <calcext:conditional-format calcext:target-range-address="Sheet1.K46:Sheet1.K46">
            <calcext:condition calcext:apply-style-name="ConditionalStyle_1" calcext:value="=&quot;out of limits&quot;" calcext:base-cell-address="Sheet1.K46"/>
          </calcext:conditional-format>
          <calcext:conditional-format calcext:target-range-address="Sheet1.L46:Sheet1.L46">
            <calcext:condition calcext:apply-style-name="ConditionalStyle_1" calcext:value="=&quot;out of limits&quot;" calcext:base-cell-address="Sheet1.L46"/>
          </calcext:conditional-format>
          <calcext:conditional-format calcext:target-range-address="Sheet1.K47:Sheet1.K47">
            <calcext:condition calcext:apply-style-name="ConditionalStyle_1" calcext:value="=&quot;out of limits&quot;" calcext:base-cell-address="Sheet1.K47"/>
          </calcext:conditional-format>
          <calcext:conditional-format calcext:target-range-address="Sheet1.L47:Sheet1.L47">
            <calcext:condition calcext:apply-style-name="ConditionalStyle_1" calcext:value="=&quot;out of limits&quot;" calcext:base-cell-address="Sheet1.L47"/>
          </calcext:conditional-format>
          <calcext:conditional-format calcext:target-range-address="Sheet1.K48:Sheet1.K48">
            <calcext:condition calcext:apply-style-name="ConditionalStyle_1" calcext:value="=&quot;out of limits&quot;" calcext:base-cell-address="Sheet1.K48"/>
          </calcext:conditional-format>
          <calcext:conditional-format calcext:target-range-address="Sheet1.L48:Sheet1.L48">
            <calcext:condition calcext:apply-style-name="ConditionalStyle_1" calcext:value="=&quot;out of limits&quot;" calcext:base-cell-address="Sheet1.L48"/>
          </calcext:conditional-format>
          <calcext:conditional-format calcext:target-range-address="Sheet1.M49:Sheet1.M49">
            <calcext:condition calcext:apply-style-name="ConditionalStyle_1" calcext:value="=&quot;out of limits&quot;" calcext:base-cell-address="Sheet1.M49"/>
          </calcext:conditional-format>
          <calcext:conditional-format calcext:target-range-address="Sheet1.N49:Sheet1.N49">
            <calcext:condition calcext:apply-style-name="ConditionalStyle_1" calcext:value="=&quot;out of limits&quot;" calcext:base-cell-address="Sheet1.N49"/>
          </calcext:conditional-format>
          <calcext:conditional-format calcext:target-range-address="Sheet1.M51:Sheet1.M51">
            <calcext:condition calcext:apply-style-name="ConditionalStyle_1" calcext:value="=&quot;out of limits&quot;" calcext:base-cell-address="Sheet1.M51"/>
          </calcext:conditional-format>
          <calcext:conditional-format calcext:target-range-address="Sheet1.N51:Sheet1.N51">
            <calcext:condition calcext:apply-style-name="ConditionalStyle_1" calcext:value="=&quot;out of limits&quot;" calcext:base-cell-address="Sheet1.N51"/>
          </calcext:conditional-format>
          <calcext:conditional-format calcext:target-range-address="Sheet1.K51:Sheet1.K51">
            <calcext:condition calcext:apply-style-name="ConditionalStyle_1" calcext:value="=&quot;out of limits&quot;" calcext:base-cell-address="Sheet1.K51"/>
          </calcext:conditional-format>
          <calcext:conditional-format calcext:target-range-address="Sheet1.L51:Sheet1.L51">
            <calcext:condition calcext:apply-style-name="ConditionalStyle_1" calcext:value="=&quot;out of limits&quot;" calcext:base-cell-address="Sheet1.L51"/>
          </calcext:conditional-format>
          <calcext:conditional-format calcext:target-range-address="Sheet1.K52:Sheet1.K52">
            <calcext:condition calcext:apply-style-name="ConditionalStyle_1" calcext:value="=&quot;out of limits&quot;" calcext:base-cell-address="Sheet1.K52"/>
          </calcext:conditional-format>
          <calcext:conditional-format calcext:target-range-address="Sheet1.L52:Sheet1.L52">
            <calcext:condition calcext:apply-style-name="ConditionalStyle_1" calcext:value="=&quot;out of limits&quot;" calcext:base-cell-address="Sheet1.L52"/>
          </calcext:conditional-format>
          <calcext:conditional-format calcext:target-range-address="Sheet1.M53:Sheet1.M53">
            <calcext:condition calcext:apply-style-name="ConditionalStyle_1" calcext:value="=&quot;out of limits&quot;" calcext:base-cell-address="Sheet1.M53"/>
          </calcext:conditional-format>
          <calcext:conditional-format calcext:target-range-address="Sheet1.N53:Sheet1.N53">
            <calcext:condition calcext:apply-style-name="ConditionalStyle_1" calcext:value="=&quot;out of limits&quot;" calcext:base-cell-address="Sheet1.N53"/>
          </calcext:conditional-format>
          <calcext:conditional-format calcext:target-range-address="Sheet1.K53:Sheet1.K53">
            <calcext:condition calcext:apply-style-name="ConditionalStyle_1" calcext:value="=&quot;out of limits&quot;" calcext:base-cell-address="Sheet1.K53"/>
          </calcext:conditional-format>
          <calcext:conditional-format calcext:target-range-address="Sheet1.L53:Sheet1.L53">
            <calcext:condition calcext:apply-style-name="ConditionalStyle_1" calcext:value="=&quot;out of limits&quot;" calcext:base-cell-address="Sheet1.L53"/>
          </calcext:conditional-format>
          <calcext:conditional-format calcext:target-range-address="Sheet1.M54:Sheet1.M54">
            <calcext:condition calcext:apply-style-name="ConditionalStyle_1" calcext:value="=&quot;out of limits&quot;" calcext:base-cell-address="Sheet1.M54"/>
          </calcext:conditional-format>
          <calcext:conditional-format calcext:target-range-address="Sheet1.N54:Sheet1.N54">
            <calcext:condition calcext:apply-style-name="ConditionalStyle_1" calcext:value="=&quot;out of limits&quot;" calcext:base-cell-address="Sheet1.N54"/>
          </calcext:conditional-format>
          <calcext:conditional-format calcext:target-range-address="Sheet1.K54:Sheet1.K54">
            <calcext:condition calcext:apply-style-name="ConditionalStyle_1" calcext:value="=&quot;out of limits&quot;" calcext:base-cell-address="Sheet1.K54"/>
          </calcext:conditional-format>
          <calcext:conditional-format calcext:target-range-address="Sheet1.L54:Sheet1.L54">
            <calcext:condition calcext:apply-style-name="ConditionalStyle_1" calcext:value="=&quot;out of limits&quot;" calcext:base-cell-address="Sheet1.L54"/>
          </calcext:conditional-format>
          <calcext:conditional-format calcext:target-range-address="Sheet1.K55:Sheet1.K55">
            <calcext:condition calcext:apply-style-name="ConditionalStyle_1" calcext:value="=&quot;out of limits&quot;" calcext:base-cell-address="Sheet1.K55"/>
          </calcext:conditional-format>
          <calcext:conditional-format calcext:target-range-address="Sheet1.L55:Sheet1.L55">
            <calcext:condition calcext:apply-style-name="ConditionalStyle_1" calcext:value="=&quot;out of limits&quot;" calcext:base-cell-address="Sheet1.L55"/>
          </calcext:conditional-format>
          <calcext:conditional-format calcext:target-range-address="Sheet1.O10:Sheet1.O10">
            <calcext:condition calcext:apply-style-name="ConditionalStyle_1" calcext:value="=&quot;out of limits&quot;" calcext:base-cell-address="Sheet1.O10"/>
          </calcext:conditional-format>
          <calcext:conditional-format calcext:target-range-address="Sheet1.O54:Sheet1.O54">
            <calcext:condition calcext:apply-style-name="ConditionalStyle_1" calcext:value="=&quot;out of limits&quot;" calcext:base-cell-address="Sheet1.O54"/>
          </calcext:conditional-format>
          <calcext:conditional-format calcext:target-range-address="Sheet1.O53:Sheet1.O53">
            <calcext:condition calcext:apply-style-name="ConditionalStyle_1" calcext:value="=&quot;out of limits&quot;" calcext:base-cell-address="Sheet1.O53"/>
          </calcext:conditional-format>
          <calcext:conditional-format calcext:target-range-address="Sheet1.O51:Sheet1.O51">
            <calcext:condition calcext:apply-style-name="ConditionalStyle_1" calcext:value="=&quot;out of limits&quot;" calcext:base-cell-address="Sheet1.O51"/>
          </calcext:conditional-format>
          <calcext:conditional-format calcext:target-range-address="Sheet1.O42:Sheet1.O42">
            <calcext:condition calcext:apply-style-name="ConditionalStyle_1" calcext:value="=&quot;out of limits&quot;" calcext:base-cell-address="Sheet1.O42"/>
          </calcext:conditional-format>
          <calcext:conditional-format calcext:target-range-address="Sheet1.O41:Sheet1.O41">
            <calcext:condition calcext:apply-style-name="ConditionalStyle_1" calcext:value="=&quot;out of limits&quot;" calcext:base-cell-address="Sheet1.O41"/>
          </calcext:conditional-format>
          <calcext:conditional-format calcext:target-range-address="Sheet1.O17:Sheet1.O17">
            <calcext:condition calcext:apply-style-name="ConditionalStyle_1" calcext:value="=&quot;out of limits&quot;" calcext:base-cell-address="Sheet1.O17"/>
          </calcext:conditional-format>
          <calcext:conditional-format calcext:target-range-address="Sheet1.O19:Sheet1.O19">
            <calcext:condition calcext:apply-style-name="ConditionalStyle_1" calcext:value="=&quot;out of limits&quot;" calcext:base-cell-address="Sheet1.O19"/>
          </calcext:conditional-format>
          <calcext:conditional-format calcext:target-range-address="Sheet1.O20:Sheet1.O20">
            <calcext:condition calcext:apply-style-name="ConditionalStyle_1" calcext:value="=&quot;out of limits&quot;" calcext:base-cell-address="Sheet1.O20"/>
          </calcext:conditional-format>
          <calcext:conditional-format calcext:target-range-address="Sheet1.O24:Sheet1.O24">
            <calcext:condition calcext:apply-style-name="ConditionalStyle_1" calcext:value="=&quot;out of limits&quot;" calcext:base-cell-address="Sheet1.O24"/>
          </calcext:conditional-format>
          <calcext:conditional-format calcext:target-range-address="Sheet1.O25:Sheet1.O25">
            <calcext:condition calcext:apply-style-name="ConditionalStyle_1" calcext:value="=&quot;out of limits&quot;" calcext:base-cell-address="Sheet1.O25"/>
          </calcext:conditional-format>
          <calcext:conditional-format calcext:target-range-address="Sheet1.O31:Sheet1.O31">
            <calcext:condition calcext:apply-style-name="ConditionalStyle_1" calcext:value="=&quot;out of limits&quot;" calcext:base-cell-address="Sheet1.O31"/>
          </calcext:conditional-format>
          <calcext:conditional-format calcext:target-range-address="Sheet1.O52:Sheet1.O52">
            <calcext:condition calcext:apply-style-name="ConditionalStyle_1" calcext:value="=&quot;out of limits&quot;" calcext:base-cell-address="Sheet1.O52"/>
          </calcext:conditional-format>
          <calcext:conditional-format calcext:target-range-address="Sheet1.O55:Sheet1.O55">
            <calcext:condition calcext:apply-style-name="ConditionalStyle_1" calcext:value="=&quot;out of limits&quot;" calcext:base-cell-address="Sheet1.O55"/>
          </calcext:conditional-format>
          <calcext:conditional-format calcext:target-range-address="Sheet1.H10:Sheet1.H10">
            <calcext:condition calcext:apply-style-name="ConditionalStyle_1" calcext:value="=&quot;out of limits&quot;" calcext:base-cell-address="Sheet1.H10"/>
          </calcext:conditional-format>
          <calcext:conditional-format calcext:target-range-address="Sheet1.H10:Sheet1.H10">
            <calcext:condition calcext:apply-style-name="ConditionalStyle_1" calcext:value="=&quot;out of limits&quot;" calcext:base-cell-address="Sheet1.H10"/>
          </calcext:conditional-format>
          <calcext:conditional-format calcext:target-range-address="Sheet1.P51:Sheet1.P51">
            <calcext:condition calcext:apply-style-name="ConditionalStyle_1" calcext:value="=&quot;out of limits&quot;" calcext:base-cell-address="Sheet1.P51"/>
          </calcext:conditional-format>
          <calcext:conditional-format calcext:target-range-address="Sheet1.P54:Sheet1.P54">
            <calcext:condition calcext:apply-style-name="ConditionalStyle_1" calcext:value="=&quot;out of limits&quot;" calcext:base-cell-address="Sheet1.P54"/>
          </calcext:conditional-format>
          <calcext:conditional-format calcext:target-range-address="Sheet1.P55:Sheet1.P55">
            <calcext:condition calcext:apply-style-name="ConditionalStyle_1" calcext:value="=&quot;out of limits&quot;" calcext:base-cell-address="Sheet1.P55"/>
          </calcext:conditional-format>
          <calcext:conditional-format calcext:target-range-address="Sheet1.D6:Sheet1.D6">
            <calcext:condition calcext:apply-style-name="ConditionalStyle_1" calcext:value="=&quot;out of limits&quot;" calcext:base-cell-address="Sheet1.D6"/>
          </calcext:conditional-format>
          <calcext:conditional-format calcext:target-range-address="Sheet1.D12:Sheet1.F12">
            <calcext:condition calcext:apply-style-name="ConditionalStyle_1" calcext:value="=&quot;out of limits&quot;" calcext:base-cell-address="Sheet1.D12"/>
          </calcext:conditional-format>
          <calcext:conditional-format calcext:target-range-address="Sheet1.D13:Sheet1.F13">
            <calcext:condition calcext:apply-style-name="ConditionalStyle_1" calcext:value="=&quot;out of limits&quot;" calcext:base-cell-address="Sheet1.D13"/>
          </calcext:conditional-format>
          <calcext:conditional-format calcext:target-range-address="Sheet1.D14:Sheet1.F14">
            <calcext:condition calcext:apply-style-name="ConditionalStyle_1" calcext:value="=&quot;out of limits&quot;" calcext:base-cell-address="Sheet1.D14"/>
          </calcext:conditional-format>
          <calcext:conditional-format calcext:target-range-address="Sheet1.D15:Sheet1.F15">
            <calcext:condition calcext:apply-style-name="ConditionalStyle_1" calcext:value="=&quot;out of limits&quot;" calcext:base-cell-address="Sheet1.D15"/>
          </calcext:conditional-format>
          <calcext:conditional-format calcext:target-range-address="Sheet1.D17:Sheet1.F17">
            <calcext:condition calcext:apply-style-name="ConditionalStyle_1" calcext:value="=&quot;out of limits&quot;" calcext:base-cell-address="Sheet1.D17"/>
          </calcext:conditional-format>
          <calcext:conditional-format calcext:target-range-address="Sheet1.D20:Sheet1.F20">
            <calcext:condition calcext:apply-style-name="ConditionalStyle_1" calcext:value="=&quot;out of limits&quot;" calcext:base-cell-address="Sheet1.D20"/>
          </calcext:conditional-format>
          <calcext:conditional-format calcext:target-range-address="Sheet1.D26:Sheet1.F26">
            <calcext:condition calcext:apply-style-name="ConditionalStyle_1" calcext:value="=&quot;out of limits&quot;" calcext:base-cell-address="Sheet1.D26"/>
          </calcext:conditional-format>
          <calcext:conditional-format calcext:target-range-address="Sheet1.C6:Sheet1.C7">
            <calcext:condition calcext:apply-style-name="ConditionalStyle_1" calcext:value="=&quot;out of limits&quot;" calcext:base-cell-address="Sheet1.C6"/>
          </calcext:conditional-format>
          <calcext:conditional-format calcext:target-range-address="Sheet1.C10:Sheet1.C10">
            <calcext:condition calcext:apply-style-name="ConditionalStyle_1" calcext:value="=&quot;out of limits&quot;" calcext:base-cell-address="Sheet1.C10"/>
          </calcext:conditional-format>
          <calcext:conditional-format calcext:target-range-address="Sheet1.C12:Sheet1.C12">
            <calcext:condition calcext:apply-style-name="ConditionalStyle_1" calcext:value="=&quot;out of limits&quot;" calcext:base-cell-address="Sheet1.C12"/>
          </calcext:conditional-format>
          <calcext:conditional-format calcext:target-range-address="Sheet1.C13:Sheet1.C13">
            <calcext:condition calcext:apply-style-name="ConditionalStyle_1" calcext:value="=&quot;out of limits&quot;" calcext:base-cell-address="Sheet1.C13"/>
          </calcext:conditional-format>
          <calcext:conditional-format calcext:target-range-address="Sheet1.C14:Sheet1.C14">
            <calcext:condition calcext:apply-style-name="ConditionalStyle_1" calcext:value="=&quot;out of limits&quot;" calcext:base-cell-address="Sheet1.C14"/>
          </calcext:conditional-format>
          <calcext:conditional-format calcext:target-range-address="Sheet1.C15:Sheet1.C15">
            <calcext:condition calcext:apply-style-name="ConditionalStyle_1" calcext:value="=&quot;out of limits&quot;" calcext:base-cell-address="Sheet1.C15"/>
          </calcext:conditional-format>
          <calcext:conditional-format calcext:target-range-address="Sheet1.C17:Sheet1.C17">
            <calcext:condition calcext:apply-style-name="ConditionalStyle_1" calcext:value="=&quot;out of limits&quot;" calcext:base-cell-address="Sheet1.C17"/>
          </calcext:conditional-format>
          <calcext:conditional-format calcext:target-range-address="Sheet1.C20:Sheet1.C20">
            <calcext:condition calcext:apply-style-name="ConditionalStyle_1" calcext:value="=&quot;out of limits&quot;" calcext:base-cell-address="Sheet1.C20"/>
          </calcext:conditional-format>
          <calcext:conditional-format calcext:target-range-address="Sheet1.C26:Sheet1.C26">
            <calcext:condition calcext:apply-style-name="ConditionalStyle_1" calcext:value="=&quot;out of limits&quot;" calcext:base-cell-address="Sheet1.C26"/>
          </calcext:conditional-format>
          <calcext:conditional-format calcext:target-range-address="Sheet1.A21:Sheet1.A21">
            <calcext:condition calcext:apply-style-name="ConditionalStyle_1" calcext:value="=&quot;out of limits&quot;" calcext:base-cell-address="Sheet1.A21"/>
          </calcext:conditional-format>
          <calcext:conditional-format calcext:target-range-address="Sheet1.B21:Sheet1.B21">
            <calcext:condition calcext:apply-style-name="ConditionalStyle_1" calcext:value="=&quot;out of limits&quot;" calcext:base-cell-address="Sheet1.B21"/>
          </calcext:conditional-format>
          <calcext:conditional-format calcext:target-range-address="Sheet1.C21:Sheet1.C21">
            <calcext:condition calcext:apply-style-name="ConditionalStyle_1" calcext:value="=&quot;out of limits&quot;" calcext:base-cell-address="Sheet1.C21"/>
          </calcext:conditional-format>
          <calcext:conditional-format calcext:target-range-address="Sheet1.D21:Sheet1.D21">
            <calcext:condition calcext:apply-style-name="ConditionalStyle_1" calcext:value="=&quot;out of limits&quot;" calcext:base-cell-address="Sheet1.D21"/>
          </calcext:conditional-format>
          <calcext:conditional-format calcext:target-range-address="Sheet1.E21:Sheet1.E21">
            <calcext:condition calcext:apply-style-name="ConditionalStyle_1" calcext:value="=&quot;out of limits&quot;" calcext:base-cell-address="Sheet1.E21"/>
          </calcext:conditional-format>
          <calcext:conditional-format calcext:target-range-address="Sheet1.F21:Sheet1.F21">
            <calcext:condition calcext:apply-style-name="ConditionalStyle_1" calcext:value="=&quot;out of limits&quot;" calcext:base-cell-address="Sheet1.F21"/>
          </calcext:conditional-format>
          <calcext:conditional-format calcext:target-range-address="Sheet1.G21:Sheet1.G21">
            <calcext:condition calcext:apply-style-name="ConditionalStyle_1" calcext:value="=&quot;out of limits&quot;" calcext:base-cell-address="Sheet1.G21"/>
          </calcext:conditional-format>
          <calcext:conditional-format calcext:target-range-address="Sheet1.H21:Sheet1.H21">
            <calcext:condition calcext:apply-style-name="ConditionalStyle_1" calcext:value="=&quot;out of limits&quot;" calcext:base-cell-address="Sheet1.H21"/>
          </calcext:conditional-format>
          <calcext:conditional-format calcext:target-range-address="Sheet1.I21:Sheet1.I21">
            <calcext:condition calcext:apply-style-name="ConditionalStyle_1" calcext:value="=&quot;out of limits&quot;" calcext:base-cell-address="Sheet1.I21"/>
          </calcext:conditional-format>
          <calcext:conditional-format calcext:target-range-address="Sheet1.J21:Sheet1.J21">
            <calcext:condition calcext:apply-style-name="ConditionalStyle_1" calcext:value="=&quot;out of limits&quot;" calcext:base-cell-address="Sheet1.J21"/>
          </calcext:conditional-format>
          <calcext:conditional-format calcext:target-range-address="Sheet1.K21:Sheet1.K21">
            <calcext:condition calcext:apply-style-name="ConditionalStyle_1" calcext:value="=&quot;out of limits&quot;" calcext:base-cell-address="Sheet1.K21"/>
          </calcext:conditional-format>
          <calcext:conditional-format calcext:target-range-address="Sheet1.L21:Sheet1.L21">
            <calcext:condition calcext:apply-style-name="ConditionalStyle_1" calcext:value="=&quot;out of limits&quot;" calcext:base-cell-address="Sheet1.L21"/>
          </calcext:conditional-format>
          <calcext:conditional-format calcext:target-range-address="Sheet1.M21:Sheet1.M21">
            <calcext:condition calcext:apply-style-name="ConditionalStyle_1" calcext:value="=&quot;out of limits&quot;" calcext:base-cell-address="Sheet1.M21"/>
          </calcext:conditional-format>
          <calcext:conditional-format calcext:target-range-address="Sheet1.N21:Sheet1.N21">
            <calcext:condition calcext:apply-style-name="ConditionalStyle_1" calcext:value="=&quot;out of limits&quot;" calcext:base-cell-address="Sheet1.N21"/>
          </calcext:conditional-format>
          <calcext:conditional-format calcext:target-range-address="Sheet1.O21:Sheet1.O21">
            <calcext:condition calcext:apply-style-name="ConditionalStyle_1" calcext:value="=&quot;out of limits&quot;" calcext:base-cell-address="Sheet1.O21"/>
          </calcext:conditional-format>
          <calcext:conditional-format calcext:target-range-address="Sheet1.P21:Sheet1.P21">
            <calcext:condition calcext:apply-style-name="ConditionalStyle_1" calcext:value="=&quot;out of limits&quot;" calcext:base-cell-address="Sheet1.P21"/>
          </calcext:conditional-format>
          <calcext:conditional-format calcext:target-range-address="Sheet1.Q21:Sheet1.Q21">
            <calcext:condition calcext:apply-style-name="ConditionalStyle_1" calcext:value="=&quot;out of limits&quot;" calcext:base-cell-address="Sheet1.Q21"/>
          </calcext:conditional-format>
          <calcext:conditional-format calcext:target-range-address="Sheet1.R21:Sheet1.R21">
            <calcext:condition calcext:apply-style-name="ConditionalStyle_1" calcext:value="=&quot;out of limits&quot;" calcext:base-cell-address="Sheet1.R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name-complex="Calibri" style:font-family-complex="Calibri"/>
    </style:style>
  </office:styles>
  <office:automatic-styles>
    <style:page-layout style:name="Mpm1">
      <style:page-layout-properties fo:page-width="1008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7:15:14.581633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1T17:48:08.783926160</meta:creation-date>
    <dc:date>2020-03-02T17:15:41.546988204</dc:date>
    <meta:editing-duration>P1DT11H28M25S</meta:editing-duration>
    <meta:editing-cycles>184</meta:editing-cycles>
    <meta:generator>LibreOffice/6.0.7.3$Linux_X86_64 LibreOffice_project/00m0$Build-3</meta:generator>
    <meta:document-statistic meta:table-count="1" meta:cell-count="962" meta:object-count="0"/>
  </office:meta>
</office:document-meta>
</file>